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9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96pt"/>
    </style:style>
    <style:style style:name="co4" style:family="table-column">
      <style:table-column-properties fo:break-before="auto" style:column-width="208.6pt"/>
    </style:style>
    <style:style style:name="co5" style:family="table-column">
      <style:table-column-properties fo:break-before="auto" style:column-width="193.24pt"/>
    </style:style>
    <style:style style:name="co6" style:family="table-column">
      <style:table-column-properties fo:break-before="auto" style:column-width="193.66pt"/>
    </style:style>
    <style:style style:name="co7" style:family="table-column">
      <style:table-column-properties fo:break-before="auto" style:column-width="192.84pt"/>
    </style:style>
    <style:style style:name="co8" style:family="table-column">
      <style:table-column-properties fo:break-before="auto" style:column-width="186.75pt"/>
    </style:style>
    <style:style style:name="co9" style:family="table-column">
      <style:table-column-properties fo:break-before="auto" style:column-width="205.26pt"/>
    </style:style>
    <style:style style:name="co10" style:family="table-column">
      <style:table-column-properties fo:break-before="auto" style:column-width="75.8pt"/>
    </style:style>
    <style:style style:name="co11" style:family="table-column">
      <style:table-column-properties fo:break-before="auto" style:column-width="81.16pt"/>
    </style:style>
    <style:style style:name="co12" style:family="table-column">
      <style:table-column-properties fo:break-before="auto" style:column-width="203.41pt"/>
    </style:style>
    <style:style style:name="co13" style:family="table-column">
      <style:table-column-properties fo:break-before="auto" style:column-width="18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sistoflay:</text:p>
          </table:table-cell>
          <table:table-cell/>
          <table:table-cell office:value-type="string" calcext:value-type="string">
            <text:p>califlay:</text:p>
          </table:table-cell>
          <table:table-cell/>
          <table:table-cell office:value-type="string" calcext:value-type="string">
            <text:p>clermont:</text:p>
          </table:table-cell>
          <table:table-cell/>
          <table:table-cell office:value-type="string" calcext:value-type="string">
            <text:p>campania:</text:p>
          </table:table-cell>
          <table:table-cell/>
          <table:table-cell office:value-type="string" calcext:value-type="string">
            <text:p>boeing</text:p>
          </table:table-cell>
          <table:table-cell/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lazio</text:p>
          </table:table-cell>
          <table:table-cell/>
          <table:table-cell office:value-type="string" calcext:value-type="string">
            <text:p>whale</text:p>
          </table:table-cell>
          <table:table-cell/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caladonia</text:p>
          </table:table-cell>
          <table:table-cell/>
          <table:table-cell office:value-type="string" calcext:value-type="string">
            <text:p>meerkat</text:p>
          </table:table-cell>
          <table:table-cell/>
        </table:table-row>
        <table:table-row table:style-name="ro1">
          <table:table-cell office:value-type="string" calcext:value-type="string">
            <text:p>6841bbc2-505c-43be-8da8-1d6e45d53fdb</text:p>
          </table:table-cell>
          <table:table-cell office:value-type="float" office:value="0.0266483516483517" calcext:value-type="float">
            <text:p>0.0266483516</text:p>
          </table:table-cell>
          <table:table-cell office:value-type="string" calcext:value-type="string">
            <text:p>16c7ae9e-7f4a-4061-8997-45ebd8f01990</text:p>
          </table:table-cell>
          <table:table-cell office:value-type="float" office:value="0.0171848739495798" calcext:value-type="float">
            <text:p>0.0171848739</text:p>
          </table:table-cell>
          <table:table-cell office:value-type="string" calcext:value-type="string">
            <text:p>26e45262-412b-44ea-a0ae-0f08c5090eb0</text:p>
          </table:table-cell>
          <table:table-cell office:value-type="float" office:value="0.0183625730994152" calcext:value-type="float">
            <text:p>0.0183625731</text:p>
          </table:table-cell>
          <table:table-cell office:value-type="string" calcext:value-type="string">
            <text:p>0dad2b75-48cf-48ef-9ea7-763d48aea986</text:p>
          </table:table-cell>
          <table:table-cell office:value-type="float" office:value="0.0155182072829132" calcext:value-type="float">
            <text:p>0.0155182073</text:p>
          </table:table-cell>
          <table:table-cell office:value-type="string" calcext:value-type="string">
            <text:p>e9738af8-727a-4955-94e4-43a4524bc624</text:p>
          </table:table-cell>
          <table:table-cell office:value-type="float" office:value="0.0157202274849334" calcext:value-type="float">
            <text:p>0.0157202275</text:p>
          </table:table-cell>
          <table:table-cell office:value-type="string" calcext:value-type="string">
            <text:p>41063000-fc95-47fc-8190-413eb3d9ed6d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90766188-ea26-421f-b92a-786abe57f7aa</text:p>
          </table:table-cell>
          <table:table-cell office:value-type="float" office:value="0.0267789502164502" calcext:value-type="float">
            <text:p>0.0267789502</text:p>
          </table:table-cell>
          <table:table-cell office:value-type="string" calcext:value-type="string">
            <text:p>5ec4ecfa-5948-456a-acc5-8891e85cd477</text:p>
          </table:table-cell>
          <table:table-cell office:value-type="float" office:value="0.0225023496240602" calcext:value-type="float">
            <text:p>0.0225023496</text:p>
          </table:table-cell>
          <table:table-cell office:value-type="string" calcext:value-type="string">
            <text:p>ae260977-731b-4e48-9eb1-4ae87bd5aeb1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342201fd-6f9f-42db-9bb1-f86b30343ac1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219f4139-1d17-4730-8256-d6878438b3e1</text:p>
          </table:table-cell>
          <table:table-cell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aa18d9b3-a038-4a8e-9e35-48846d3125a9</text:p>
          </table:table-cell>
          <table:table-cell office:value-type="float" office:value="0.0266666666666667" calcext:value-type="float">
            <text:p>0.0266666667</text:p>
          </table:table-cell>
          <table:table-cell office:value-type="string" calcext:value-type="string">
            <text:p>a5b40be6-5c72-4fe9-a8d1-e1ddaca90cf2</text:p>
          </table:table-cell>
          <table:table-cell office:value-type="float" office:value="0.0175915980427259" calcext:value-type="float">
            <text:p>0.017591598</text:p>
          </table:table-cell>
          <table:table-cell office:value-type="string" calcext:value-type="string">
            <text:p>6841bbc2-505c-43be-8da8-1d6e45d53fdb</text:p>
          </table:table-cell>
          <table:table-cell office:value-type="float" office:value="0.0188562925170068" calcext:value-type="float">
            <text:p>0.0188562925</text:p>
          </table:table-cell>
          <table:table-cell office:value-type="string" calcext:value-type="string">
            <text:p>3e3c57cd-5e5e-4af4-b8cb-a8b6029246b6</text:p>
          </table:table-cell>
          <table:table-cell office:value-type="float" office:value="0.0157142857142857" calcext:value-type="float">
            <text:p>0.0157142857</text:p>
          </table:table-cell>
          <table:table-cell office:value-type="string" calcext:value-type="string">
            <text:p>b44eec79-bc59-4421-bf15-e57337361167</text:p>
          </table:table-cell>
          <table:table-cell office:value-type="float" office:value="0.0180890538033395" calcext:value-type="float">
            <text:p>0.0180890538</text:p>
          </table:table-cell>
          <table:table-cell office:value-type="string" calcext:value-type="string">
            <text:p>5c0a8d85-39c5-4884-bbf4-cf7e52b161ea</text:p>
          </table:table-cell>
          <table:table-cell office:value-type="float" office:value="0.0393757503001201" calcext:value-type="float">
            <text:p>0.0393757503</text:p>
          </table:table-cell>
          <table:table-cell office:value-type="string" calcext:value-type="string">
            <text:p>37b11438-08ed-4318-9ee0-9c7e344ab9bb</text:p>
          </table:table-cell>
          <table:table-cell office:value-type="float" office:value="0.0290951559480024" calcext:value-type="float">
            <text:p>0.0290951559</text:p>
          </table:table-cell>
          <table:table-cell office:value-type="string" calcext:value-type="string">
            <text:p>f5990dc2-b21b-4446-8d5c-ea91a3446f7f</text:p>
          </table:table-cell>
          <table:table-cell office:value-type="float" office:value="0.0226663961038961" calcext:value-type="float">
            <text:p>0.0226663961</text:p>
          </table:table-cell>
          <table:table-cell office:value-type="string" calcext:value-type="string">
            <text:p>4e2376fe-439e-4829-b2f7-a1623b8db1d5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3d5fe814-1f8b-4db1-9528-b203610b814b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3baf2b26-9058-4359-844f-41c8b5deb00f</text:p>
          </table:table-cell>
          <table:table-cell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29a07073-16a8-42b4-9544-3de591551f46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19aa362c-ebc8-4971-91bc-e95c6bab824f</text:p>
          </table:table-cell>
          <table:table-cell office:value-type="float" office:value="0.0193677470988395" calcext:value-type="float">
            <text:p>0.0193677471</text:p>
          </table:table-cell>
          <table:table-cell office:value-type="string" calcext:value-type="string">
            <text:p>8c128ede-3b72-4620-be24-23bfbd3321fb</text:p>
          </table:table-cell>
          <table:table-cell office:value-type="float" office:value="0.0189751640301091" calcext:value-type="float">
            <text:p>0.018975164</text:p>
          </table:table-cell>
          <table:table-cell office:value-type="string" calcext:value-type="string">
            <text:p>264cfe8a-356f-4238-9769-873cc98dc71c</text:p>
          </table:table-cell>
          <table:table-cell office:value-type="float" office:value="0.0160902255639098" calcext:value-type="float">
            <text:p>0.0160902256</text:p>
          </table:table-cell>
          <table:table-cell office:value-type="string" calcext:value-type="string">
            <text:p>a92c26f8-2601-44e1-b2b0-ac368120a813</text:p>
          </table:table-cell>
          <table:table-cell office:value-type="float" office:value="0.0182023664166521" calcext:value-type="float">
            <text:p>0.0182023664</text:p>
          </table:table-cell>
          <table:table-cell office:value-type="string" calcext:value-type="string">
            <text:p>41e00fcd-7c8e-4d3e-8630-7c27e9a6c770</text:p>
          </table:table-cell>
          <table:table-cell office:value-type="float" office:value="0.0857142857142857" calcext:value-type="float">
            <text:p>0.0857142857</text:p>
          </table:table-cell>
          <table:table-cell office:value-type="string" calcext:value-type="string">
            <text:p>19f09372-9845-4ded-9248-65cb06097440</text:p>
          </table:table-cell>
          <table:table-cell office:value-type="float" office:value="0.0301685586515308" calcext:value-type="float">
            <text:p>0.0301685587</text:p>
          </table:table-cell>
          <table:table-cell office:value-type="string" calcext:value-type="string">
            <text:p>2ac4423f-fe1b-43f1-88c3-bee50419f5e8</text:p>
          </table:table-cell>
          <table:table-cell office:value-type="float" office:value="0.022821985937232" calcext:value-type="float">
            <text:p>0.0228219859</text:p>
          </table:table-cell>
          <table:table-cell office:value-type="string" calcext:value-type="string">
            <text:p>08f62134-981c-41ca-8f93-f5ab033ed374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84605144-80a6-4e67-abdc-c71808762437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33f85df8-e7f7-4687-b6ab-487bc09144e4</text:p>
          </table:table-cell>
          <table:table-cell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4642ae42-ac80-4474-9527-838dae160eb5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3eac0894-09a3-44eb-b0df-285816f80c9d</text:p>
          </table:table-cell>
          <table:table-cell office:value-type="float" office:value="0.0205200501253133" calcext:value-type="float">
            <text:p>0.0205200501</text:p>
          </table:table-cell>
          <table:table-cell office:value-type="string" calcext:value-type="string">
            <text:p>3c429774-9f81-4e47-87c6-3ee6e84c191f</text:p>
          </table:table-cell>
          <table:table-cell office:value-type="float" office:value="0.0204594969300852" calcext:value-type="float">
            <text:p>0.0204594969</text:p>
          </table:table-cell>
          <table:table-cell office:value-type="string" calcext:value-type="string">
            <text:p>7edf3289-9291-49b2-b8f6-ba8044204276</text:p>
          </table:table-cell>
          <table:table-cell office:value-type="float" office:value="0.0187973250197515" calcext:value-type="float">
            <text:p>0.018797325</text:p>
          </table:table-cell>
          <table:table-cell office:value-type="string" calcext:value-type="string">
            <text:p>45a4418d-c3dd-4b75-a455-a46f690f7aae</text:p>
          </table:table-cell>
          <table:table-cell office:value-type="float" office:value="0.020313291646625" calcext:value-type="float">
            <text:p>0.0203132916</text:p>
          </table:table-cell>
          <table:table-cell office:value-type="string" calcext:value-type="string">
            <text:p>020b435d-4c7b-48da-8df3-9ce4bbe3ad31</text:p>
          </table:table-cell>
          <table:table-cell office:value-type="float" office:value="0.0857142857142857" calcext:value-type="float">
            <text:p>0.0857142857</text:p>
          </table:table-cell>
          <table:table-cell office:value-type="string" calcext:value-type="string">
            <text:p>ba33e4b5-27fc-4971-8b7e-1d93d8687a4c</text:p>
          </table:table-cell>
          <table:table-cell office:value-type="float" office:value="0.0320159243920854" calcext:value-type="float">
            <text:p>0.0320159244</text:p>
          </table:table-cell>
          <table:table-cell office:value-type="string" calcext:value-type="string">
            <text:p>582df053-6a9d-460c-9e2c-3839d159bc90</text:p>
          </table:table-cell>
          <table:table-cell office:value-type="float" office:value="0.0248677248677249" calcext:value-type="float">
            <text:p>0.0248677249</text:p>
          </table:table-cell>
          <table:table-cell office:value-type="string" calcext:value-type="string">
            <text:p>4998d0bf-ffbd-4ee8-878d-de771bac0d2a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77ddc828-2d05-4b54-824c-b2f962daded5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dedb1dc6-7c5d-4c65-beb4-446e6130c4ef</text:p>
          </table:table-cell>
          <table:table-cell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660f6c72-ce63-4070-91d6-e2b09a530208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a2dee612-7e73-437e-9577-f35cafdd3e6f</text:p>
          </table:table-cell>
          <table:table-cell office:value-type="float" office:value="0.0213404028277978" calcext:value-type="float">
            <text:p>0.0213404028</text:p>
          </table:table-cell>
          <table:table-cell office:value-type="string" calcext:value-type="string">
            <text:p>c47a6b89-34ad-49c2-8936-d5f7304b6d07</text:p>
          </table:table-cell>
          <table:table-cell office:value-type="float" office:value="0.0237174036281179" calcext:value-type="float">
            <text:p>0.0237174036</text:p>
          </table:table-cell>
          <table:table-cell office:value-type="string" calcext:value-type="string">
            <text:p>3729c09d-8699-4c44-bc28-55c13d9750dc</text:p>
          </table:table-cell>
          <table:table-cell office:value-type="float" office:value="0.0192121212121212" calcext:value-type="float">
            <text:p>0.0192121212</text:p>
          </table:table-cell>
          <table:table-cell office:value-type="string" calcext:value-type="string">
            <text:p>b9b43d61-d825-4c14-aa89-dd017e110d19</text:p>
          </table:table-cell>
          <table:table-cell office:value-type="float" office:value="0.0205120798319328" calcext:value-type="float">
            <text:p>0.0205120798</text:p>
          </table:table-cell>
          <table:table-cell office:value-type="string" calcext:value-type="string">
            <text:p>d8e8225c-29a9-44fe-8e7e-f763856dbd32</text:p>
          </table:table-cell>
          <table:table-cell office:value-type="float" office:value="0.214285714285714" calcext:value-type="float">
            <text:p>0.2142857143</text:p>
          </table:table-cell>
          <table:table-cell office:value-type="string" calcext:value-type="string">
            <text:p>0b71004d-a472-4597-ae6a-025023569b9a</text:p>
          </table:table-cell>
          <table:table-cell office:value-type="float" office:value="0.0320698003512182" calcext:value-type="float">
            <text:p>0.0320698004</text:p>
          </table:table-cell>
          <table:table-cell office:value-type="string" calcext:value-type="string">
            <text:p>0c95d47f-3b86-4f36-a16e-0e00daa39410</text:p>
          </table:table-cell>
          <table:table-cell office:value-type="float" office:value="0.0255651734377962" calcext:value-type="float">
            <text:p>0.0255651734</text:p>
          </table:table-cell>
          <table:table-cell office:value-type="string" calcext:value-type="string">
            <text:p>dee6c798-a348-4fd5-ba2b-1035936fd64a</text:p>
          </table:table-cell>
          <table:table-cell office:value-type="float" office:value="0.0297533735614231" calcext:value-type="float">
            <text:p>0.0297533736</text:p>
          </table:table-cell>
          <table:table-cell office:value-type="string" calcext:value-type="string">
            <text:p>cc1a4374-0dfd-4660-a45b-a92916c0cf88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9728d275-c890-4438-ba81-a60fb580a3e8</text:p>
          </table:table-cell>
          <table:table-cell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254e7f29-5f4a-429d-8fdc-b38ee37392ce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097be3aa-63e3-462d-a60b-c3bf2ca0717b</text:p>
          </table:table-cell>
          <table:table-cell office:value-type="float" office:value="0.0222537370211242" calcext:value-type="float">
            <text:p>0.022253737</text:p>
          </table:table-cell>
          <table:table-cell office:value-type="string" calcext:value-type="string">
            <text:p>35f764e2-95f8-47b7-bb94-8b4563adc972</text:p>
          </table:table-cell>
          <table:table-cell office:value-type="float" office:value="0.0237881446039341" calcext:value-type="float">
            <text:p>0.0237881446</text:p>
          </table:table-cell>
          <table:table-cell office:value-type="string" calcext:value-type="string">
            <text:p>d084d722-b180-4f59-a788-aa516a213c90</text:p>
          </table:table-cell>
          <table:table-cell office:value-type="float" office:value="0.0201865889212828" calcext:value-type="float">
            <text:p>0.0201865889</text:p>
          </table:table-cell>
          <table:table-cell office:value-type="string" calcext:value-type="string">
            <text:p>edbcd0ca-1b52-4028-badd-9f490a8538f7</text:p>
          </table:table-cell>
          <table:table-cell office:value-type="float" office:value="0.0205887127578304" calcext:value-type="float">
            <text:p>0.0205887128</text:p>
          </table:table-cell>
          <table:table-cell office:value-type="string" calcext:value-type="string">
            <text:p>54d86199-af1e-4047-8d7e-3e4c340a7818</text:p>
          </table:table-cell>
          <table:table-cell office:value-type="float" office:value="0.230239898989899" calcext:value-type="float">
            <text:p>0.230239899</text:p>
          </table:table-cell>
          <table:table-cell office:value-type="string" calcext:value-type="string">
            <text:p>28d00488-12d6-421c-bc54-a170b700f452</text:p>
          </table:table-cell>
          <table:table-cell office:value-type="float" office:value="0.0341138749481274" calcext:value-type="float">
            <text:p>0.0341138749</text:p>
          </table:table-cell>
          <table:table-cell office:value-type="string" calcext:value-type="string">
            <text:p>140e4b1b-2995-4f72-be93-65365cb2cbdc</text:p>
          </table:table-cell>
          <table:table-cell office:value-type="float" office:value="0.0257098317983153" calcext:value-type="float">
            <text:p>0.0257098318</text:p>
          </table:table-cell>
          <table:table-cell office:value-type="string" calcext:value-type="string">
            <text:p>31b40a6b-e7a9-457b-b1f6-0198791a5957</text:p>
          </table:table-cell>
          <table:table-cell office:value-type="float" office:value="0.0327149081854964" calcext:value-type="float">
            <text:p>0.0327149082</text:p>
          </table:table-cell>
          <table:table-cell office:value-type="string" calcext:value-type="string">
            <text:p>447d8c45-6a5e-4795-b873-6ad69857aaec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b850ce3f-d4ce-41d6-9052-ebc498c9fb6f</text:p>
          </table:table-cell>
          <table:table-cell office:value-type="float" office:value="0.0325078382230085" calcext:value-type="float">
            <text:p>0.0325078382</text:p>
          </table:table-cell>
        </table:table-row>
        <table:table-row table:style-name="ro1">
          <table:table-cell office:value-type="string" calcext:value-type="string">
            <text:p>72933fcc-1d5a-4a3a-82cc-98c93055b3f9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0b6d9d97-a73e-4437-9996-4d2c7261d8f1</text:p>
          </table:table-cell>
          <table:table-cell office:value-type="float" office:value="0.0223735589807018" calcext:value-type="float">
            <text:p>0.022373559</text:p>
          </table:table-cell>
          <table:table-cell office:value-type="string" calcext:value-type="string">
            <text:p>6313e9a4-dbac-412e-9df1-720bc27d5e74</text:p>
          </table:table-cell>
          <table:table-cell office:value-type="float" office:value="0.0265120593692022" calcext:value-type="float">
            <text:p>0.0265120594</text:p>
          </table:table-cell>
          <table:table-cell office:value-type="string" calcext:value-type="string">
            <text:p>be087b86-1cc1-422a-9276-50c2697e6a25</text:p>
          </table:table-cell>
          <table:table-cell office:value-type="float" office:value="0.0209656084656085" calcext:value-type="float">
            <text:p>0.0209656085</text:p>
          </table:table-cell>
          <table:table-cell office:value-type="string" calcext:value-type="string">
            <text:p>9564ef58-6662-434e-bf4a-70e74e2194b7</text:p>
          </table:table-cell>
          <table:table-cell office:value-type="float" office:value="0.0226615646258503" calcext:value-type="float">
            <text:p>0.0226615646</text:p>
          </table:table-cell>
          <table:table-cell office:value-type="string" calcext:value-type="string">
            <text:p>302916af-7774-44bf-8fe1-a957645f7f33</text:p>
          </table:table-cell>
          <table:table-cell office:value-type="float" office:value="0.257142857142857" calcext:value-type="float">
            <text:p>0.2571428571</text:p>
          </table:table-cell>
          <table:table-cell office:value-type="string" calcext:value-type="string">
            <text:p>0ba224a4-9f80-4d5c-a8e8-4406c8819458</text:p>
          </table:table-cell>
          <table:table-cell office:value-type="float" office:value="0.0347624049619848" calcext:value-type="float">
            <text:p>0.034762405</text:p>
          </table:table-cell>
          <table:table-cell office:value-type="string" calcext:value-type="string">
            <text:p>043503a2-97fe-4976-bfea-2bc46d21a8df</text:p>
          </table:table-cell>
          <table:table-cell office:value-type="float" office:value="0.0262944433902048" calcext:value-type="float">
            <text:p>0.0262944434</text:p>
          </table:table-cell>
          <table:table-cell office:value-type="string" calcext:value-type="string">
            <text:p>db664474-c09a-4a7b-9731-4ba64ef3e596</text:p>
          </table:table-cell>
          <table:table-cell office:value-type="float" office:value="0.0392010328852434" calcext:value-type="float">
            <text:p>0.0392010329</text:p>
          </table:table-cell>
          <table:table-cell office:value-type="string" calcext:value-type="string">
            <text:p>57cffba4-3489-41e9-b3bf-9265ab7c6e40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5c0a8d85-39c5-4884-bbf4-cf7e52b161ea</text:p>
          </table:table-cell>
          <table:table-cell office:value-type="float" office:value="0.0356172597244026" calcext:value-type="float">
            <text:p>0.0356172597</text:p>
          </table:table-cell>
        </table:table-row>
        <table:table-row table:style-name="ro1">
          <table:table-cell office:value-type="string" calcext:value-type="string">
            <text:p>3b2f7635-fb3a-4e76-8c40-fb6e259fc285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0c43598b-aaf0-4d6b-a1f5-52b24dc790d9</text:p>
          </table:table-cell>
          <table:table-cell office:value-type="float" office:value="0.0226789195210248" calcext:value-type="float">
            <text:p>0.0226789195</text:p>
          </table:table-cell>
          <table:table-cell office:value-type="string" calcext:value-type="string">
            <text:p>808107f3-90ee-487b-9cad-e8ab6d8bc8d6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c9f3b7e1-e83e-47ea-b17d-85e27cb4c17c</text:p>
          </table:table-cell>
          <table:table-cell office:value-type="float" office:value="0.0212781954887218" calcext:value-type="float">
            <text:p>0.0212781955</text:p>
          </table:table-cell>
          <table:table-cell office:value-type="string" calcext:value-type="string">
            <text:p>0e648503-f8ab-4c8f-bf2b-223b024b33c2</text:p>
          </table:table-cell>
          <table:table-cell office:value-type="float" office:value="0.0240692640692641" calcext:value-type="float">
            <text:p>0.0240692641</text:p>
          </table:table-cell>
          <table:table-cell office:value-type="string" calcext:value-type="string">
            <text:p>6724e2ab-4922-4d46-9007-53b1531488bd</text:p>
          </table:table-cell>
          <table:table-cell office:value-type="float" office:value="0.257142857142857" calcext:value-type="float">
            <text:p>0.2571428571</text:p>
          </table:table-cell>
          <table:table-cell office:value-type="string" calcext:value-type="string">
            <text:p>c1888a50-edff-449f-b952-4e07d30bc0b3</text:p>
          </table:table-cell>
          <table:table-cell office:value-type="float" office:value="0.0595698010798261" calcext:value-type="float">
            <text:p>0.0595698011</text:p>
          </table:table-cell>
          <table:table-cell office:value-type="string" calcext:value-type="string">
            <text:p>18d438e2-6cd3-4183-bfae-79ac88b70c0f</text:p>
          </table:table-cell>
          <table:table-cell office:value-type="float" office:value="0.0266106442577031" calcext:value-type="float">
            <text:p>0.0266106443</text:p>
          </table:table-cell>
          <table:table-cell office:value-type="string" calcext:value-type="string">
            <text:p>61da11e9-e718-4060-9000-137837e738f7</text:p>
          </table:table-cell>
          <table:table-cell office:value-type="float" office:value="0.0428571428571429" calcext:value-type="float">
            <text:p>0.0428571429</text:p>
          </table:table-cell>
          <table:table-cell office:value-type="string" calcext:value-type="string">
            <text:p>01928898-3a81-424f-9cd3-b892635d7a4b</text:p>
          </table:table-cell>
          <table:table-cell office:value-type="float" office:value="0.0285965347677533" calcext:value-type="float">
            <text:p>0.0285965348</text:p>
          </table:table-cell>
          <table:table-cell office:value-type="string" calcext:value-type="string">
            <text:p>9bbc1bf1-3477-432c-ba0f-2a5d20d5f61c</text:p>
          </table:table-cell>
          <table:table-cell office:value-type="float" office:value="0.0571428571428571" calcext:value-type="float">
            <text:p>0.0571428571</text:p>
          </table:table-cell>
        </table:table-row>
        <table:table-row table:style-name="ro1">
          <table:table-cell office:value-type="string" calcext:value-type="string">
            <text:p>efce4934-7cc8-41e0-8f38-34fa4b110019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4a2e80a8-120f-4ba8-a14b-d2ef392d46a6</text:p>
          </table:table-cell>
          <table:table-cell office:value-type="float" office:value="0.0240590659340659" calcext:value-type="float">
            <text:p>0.0240590659</text:p>
          </table:table-cell>
          <table:table-cell office:value-type="string" calcext:value-type="string">
            <text:p>6a1f8ebe-d253-4cd9-b32f-95dc2abd8ae9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12f81ca5-150e-4fea-8c68-229780b8c439</text:p>
          </table:table-cell>
          <table:table-cell office:value-type="float" office:value="0.0214510084735649" calcext:value-type="float">
            <text:p>0.0214510085</text:p>
          </table:table-cell>
          <table:table-cell office:value-type="string" calcext:value-type="string">
            <text:p>d73d04b8-dafd-47ea-828f-5569461f9772</text:p>
          </table:table-cell>
          <table:table-cell office:value-type="float" office:value="0.0243826170249371" calcext:value-type="float">
            <text:p>0.024382617</text:p>
          </table:table-cell>
          <table:table-cell office:value-type="string" calcext:value-type="string">
            <text:p>5b95f51d-ccc2-4117-b86b-4e8db749c38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9bc26395-44a8-4239-bca4-ced55f578860</text:p>
          </table:table-cell>
          <table:table-cell office:value-type="float" office:value="0.0669497569737954" calcext:value-type="float">
            <text:p>0.066949757</text:p>
          </table:table-cell>
          <table:table-cell office:value-type="string" calcext:value-type="string">
            <text:p>3e18c855-cca3-414b-b0a4-576e028a83fc</text:p>
          </table:table-cell>
          <table:table-cell office:value-type="float" office:value="0.0271084797555386" calcext:value-type="float">
            <text:p>0.0271084798</text:p>
          </table:table-cell>
          <table:table-cell office:value-type="string" calcext:value-type="string">
            <text:p>ca1a02d1-18d5-4fbd-a138-19650045ae3b</text:p>
          </table:table-cell>
          <table:table-cell office:value-type="float" office:value="0.0533336514992862" calcext:value-type="float">
            <text:p>0.0533336515</text:p>
          </table:table-cell>
          <table:table-cell office:value-type="string" calcext:value-type="string">
            <text:p>c01a18bc-bf90-4708-a895-771056728cfa</text:p>
          </table:table-cell>
          <table:table-cell office:value-type="float" office:value="0.0302115512871815" calcext:value-type="float">
            <text:p>0.0302115513</text:p>
          </table:table-cell>
          <table:table-cell office:value-type="string" calcext:value-type="string">
            <text:p>e8e6f918-9a5d-42ac-86fb-654d2a4436e4</text:p>
          </table:table-cell>
          <table:table-cell office:value-type="float" office:value="0.0619977678571429" calcext:value-type="float">
            <text:p>0.0619977679</text:p>
          </table:table-cell>
        </table:table-row>
        <table:table-row table:style-name="ro1">
          <table:table-cell office:value-type="string" calcext:value-type="string">
            <text:p>023226ee-8272-40a3-aa20-5f7ee76e1ca4</text:p>
          </table:table-cell>
          <table:table-cell office:value-type="float" office:value="0.0304945054945055" calcext:value-type="float">
            <text:p>0.0304945055</text:p>
          </table:table-cell>
          <table:table-cell office:value-type="string" calcext:value-type="string">
            <text:p>b98d244a-f067-49ea-9a46-c43603cac842</text:p>
          </table:table-cell>
          <table:table-cell office:value-type="float" office:value="0.0244921498010969" calcext:value-type="float">
            <text:p>0.0244921498</text:p>
          </table:table-cell>
          <table:table-cell office:value-type="string" calcext:value-type="string">
            <text:p>1ba36e38-aeec-4f1f-bfae-756520bb2536</text:p>
          </table:table-cell>
          <table:table-cell office:value-type="float" office:value="0.0326879767058338" calcext:value-type="float">
            <text:p>0.0326879767</text:p>
          </table:table-cell>
          <table:table-cell office:value-type="string" calcext:value-type="string">
            <text:p>90f8a3c9-463c-4549-9dad-c33a8e73c38c</text:p>
          </table:table-cell>
          <table:table-cell office:value-type="float" office:value="0.0214559670021855" calcext:value-type="float">
            <text:p>0.021455967</text:p>
          </table:table-cell>
          <table:table-cell office:value-type="string" calcext:value-type="string">
            <text:p>7fb46b94-66c1-47da-964f-94e5223a92ea</text:p>
          </table:table-cell>
          <table:table-cell office:value-type="float" office:value="0.0245408553031602" calcext:value-type="float">
            <text:p>0.0245408553</text:p>
          </table:table-cell>
          <table:table-cell office:value-type="string" calcext:value-type="string">
            <text:p>d0175517-36cb-427b-bca8-3e8f512d3248</text:p>
          </table:table-cell>
          <table:table-cell office:value-type="float" office:value="0.357142857142857" calcext:value-type="float">
            <text:p>0.3571428571</text:p>
          </table:table-cell>
          <table:table-cell office:value-type="string" calcext:value-type="string">
            <text:p>5410e13b-f570-4480-a3ea-b789ab968a59</text:p>
          </table:table-cell>
          <table:table-cell office:value-type="float" office:value="0.0880952380952381" calcext:value-type="float">
            <text:p>0.0880952381</text:p>
          </table:table-cell>
          <table:table-cell office:value-type="string" calcext:value-type="string">
            <text:p>d8e8225c-29a9-44fe-8e7e-f763856dbd32</text:p>
          </table:table-cell>
          <table:table-cell office:value-type="float" office:value="0.0272447786131997" calcext:value-type="float">
            <text:p>0.0272447786</text:p>
          </table:table-cell>
          <table:table-cell office:value-type="string" calcext:value-type="string">
            <text:p>b3d7cf12-8791-49aa-a6d9-137242121840</text:p>
          </table:table-cell>
          <table:table-cell office:value-type="float" office:value="0.0571428571428571" calcext:value-type="float">
            <text:p>0.0571428571</text:p>
          </table:table-cell>
          <table:table-cell office:value-type="string" calcext:value-type="string">
            <text:p>ca1a02d1-18d5-4fbd-a138-19650045ae3b</text:p>
          </table:table-cell>
          <table:table-cell office:value-type="float" office:value="0.0304126984126984" calcext:value-type="float">
            <text:p>0.0304126984</text:p>
          </table:table-cell>
          <table:table-cell office:value-type="string" calcext:value-type="string">
            <text:p>734c778d-b0af-4a04-8704-953001c8616f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string" calcext:value-type="string">
            <text:p>39b2ae8b-68b7-4183-9405-a21ddd3deca0</text:p>
          </table:table-cell>
          <table:table-cell office:value-type="float" office:value="0.0336134453781513" calcext:value-type="float">
            <text:p>0.0336134454</text:p>
          </table:table-cell>
          <table:table-cell office:value-type="string" calcext:value-type="string">
            <text:p>0fae6903-7d97-4c5d-a466-a912af1c38de</text:p>
          </table:table-cell>
          <table:table-cell office:value-type="float" office:value="0.0259165701368267" calcext:value-type="float">
            <text:p>0.0259165701</text:p>
          </table:table-cell>
          <table:table-cell office:value-type="string" calcext:value-type="string">
            <text:p>3251f467-3eee-4479-872e-9b7281374aae</text:p>
          </table:table-cell>
          <table:table-cell office:value-type="float" office:value="0.0342872587631544" calcext:value-type="float">
            <text:p>0.0342872588</text:p>
          </table:table-cell>
          <table:table-cell office:value-type="string" calcext:value-type="string">
            <text:p>efe1f167-3474-4e90-ab06-44c4d723f87d</text:p>
          </table:table-cell>
          <table:table-cell office:value-type="float" office:value="0.0215740740740741" calcext:value-type="float">
            <text:p>0.0215740741</text:p>
          </table:table-cell>
          <table:table-cell office:value-type="string" calcext:value-type="string">
            <text:p>16db6d95-d993-4d36-ad13-8bd77b97aa1c</text:p>
          </table:table-cell>
          <table:table-cell office:value-type="float" office:value="0.0246145124716553" calcext:value-type="float">
            <text:p>0.0246145125</text:p>
          </table:table-cell>
          <table:table-cell office:value-type="string" calcext:value-type="string">
            <text:p>ba821173-3bc0-4229-9552-5a6dabb76b3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7d8d5be8-7440-42b4-aa40-27953374f77c</text:p>
          </table:table-cell>
          <table:table-cell office:value-type="float" office:value="0.113235294117647" calcext:value-type="float">
            <text:p>0.1132352941</text:p>
          </table:table-cell>
          <table:table-cell office:value-type="string" calcext:value-type="string">
            <text:p>37d6a3fa-f44d-41b7-a1d1-262e4a9b61d8</text:p>
          </table:table-cell>
          <table:table-cell office:value-type="float" office:value="0.0278651173388015" calcext:value-type="float">
            <text:p>0.0278651173</text:p>
          </table:table-cell>
          <table:table-cell office:value-type="string" calcext:value-type="string">
            <text:p>811fcf0a-3567-49f2-8141-3f50b3f97fa7</text:p>
          </table:table-cell>
          <table:table-cell office:value-type="float" office:value="0.0659449964196205" calcext:value-type="float">
            <text:p>0.0659449964</text:p>
          </table:table-cell>
          <table:table-cell office:value-type="string" calcext:value-type="string">
            <text:p>35de6fb6-f0c6-4f6f-8658-bbf8b2c5a9da</text:p>
          </table:table-cell>
          <table:table-cell office:value-type="float" office:value="0.0304460245636716" calcext:value-type="float">
            <text:p>0.0304460246</text:p>
          </table:table-cell>
          <table:table-cell office:value-type="string" calcext:value-type="string">
            <text:p>d38e3366-87e2-44f7-9ae4-012678c7a0ec</text:p>
          </table:table-cell>
          <table:table-cell office:value-type="float" office:value="0.0782434751678449" calcext:value-type="float">
            <text:p>0.0782434752</text:p>
          </table:table-cell>
        </table:table-row>
        <table:table-row table:style-name="ro1">
          <table:table-cell office:value-type="string" calcext:value-type="string">
            <text:p>3b0da38a-3e80-463a-8b1f-f75e0c1f8826</text:p>
          </table:table-cell>
          <table:table-cell office:value-type="float" office:value="0.0408369408369408" calcext:value-type="float">
            <text:p>0.0408369408</text:p>
          </table:table-cell>
          <table:table-cell office:value-type="string" calcext:value-type="string">
            <text:p>b30012ed-0b17-4ffd-869d-d161eabd1cc7</text:p>
          </table:table-cell>
          <table:table-cell office:value-type="float" office:value="0.0262857142857143" calcext:value-type="float">
            <text:p>0.0262857143</text:p>
          </table:table-cell>
          <table:table-cell office:value-type="string" calcext:value-type="string">
            <text:p>ceb7deb5-3a76-40cf-a7fc-a8b46093b693</text:p>
          </table:table-cell>
          <table:table-cell office:value-type="float" office:value="0.0383367551566081" calcext:value-type="float">
            <text:p>0.0383367552</text:p>
          </table:table-cell>
          <table:table-cell office:value-type="string" calcext:value-type="string">
            <text:p>57ae5c34-6bdf-4eb2-98ff-54035b4c9d5c</text:p>
          </table:table-cell>
          <table:table-cell office:value-type="float" office:value="0.0217586653709103" calcext:value-type="float">
            <text:p>0.0217586654</text:p>
          </table:table-cell>
          <table:table-cell office:value-type="string" calcext:value-type="string">
            <text:p>c9f3b7e1-e83e-47ea-b17d-85e27cb4c17c</text:p>
          </table:table-cell>
          <table:table-cell office:value-type="float" office:value="0.0259183673469388" calcext:value-type="float">
            <text:p>0.0259183673</text:p>
          </table:table-cell>
          <table:table-cell office:value-type="string" calcext:value-type="string">
            <text:p>e49478f2-a0da-4507-8308-1745e16282cd</text:p>
          </table:table-cell>
          <table:table-cell office:value-type="float" office:value="0.824908424908425" calcext:value-type="float">
            <text:p>0.8249084249</text:p>
          </table:table-cell>
          <table:table-cell office:value-type="string" calcext:value-type="string">
            <text:p>a1af98c3-aa68-432e-b907-0e586bf8d137</text:p>
          </table:table-cell>
          <table:table-cell office:value-type="float" office:value="0.205984848484848" calcext:value-type="float">
            <text:p>0.2059848485</text:p>
          </table:table-cell>
          <table:table-cell office:value-type="string" calcext:value-type="string">
            <text:p>3c429774-9f81-4e47-87c6-3ee6e84c191f</text:p>
          </table:table-cell>
          <table:table-cell office:value-type="float" office:value="0.0285714285714286" calcext:value-type="float">
            <text:p>0.0285714286</text:p>
          </table:table-cell>
          <table:table-cell office:value-type="string" calcext:value-type="string">
            <text:p>4e62524c-1cf4-4f44-b15a-ffbb6beadcf7</text:p>
          </table:table-cell>
          <table:table-cell office:value-type="float" office:value="0.0674525474525475" calcext:value-type="float">
            <text:p>0.0674525475</text:p>
          </table:table-cell>
          <table:table-cell office:value-type="string" calcext:value-type="string">
            <text:p>f34fc567-b61f-4ff2-b3d2-53d34cd71f15</text:p>
          </table:table-cell>
          <table:table-cell office:value-type="float" office:value="0.0378253325621747" calcext:value-type="float">
            <text:p>0.0378253326</text:p>
          </table:table-cell>
          <table:table-cell office:value-type="string" calcext:value-type="string">
            <text:p>bfb93c95-9ed8-46d2-abee-4b237bae8fe2</text:p>
          </table:table-cell>
          <table:table-cell office:value-type="float" office:value="0.0857142857142857" calcext:value-type="float">
            <text:p>0.0857142857</text:p>
          </table:table-cell>
        </table:table-row>
        <table:table-row table:style-name="ro1">
          <table:table-cell office:value-type="string" calcext:value-type="string">
            <text:p>50f77320-b5bb-4d9e-aad6-319082d45a90</text:p>
          </table:table-cell>
          <table:table-cell office:value-type="float" office:value="0.0428571428571429" calcext:value-type="float">
            <text:p>0.0428571429</text:p>
          </table:table-cell>
          <table:table-cell office:value-type="string" calcext:value-type="string">
            <text:p>08dac6e6-e05c-4266-9e51-76d70e35fa53</text:p>
          </table:table-cell>
          <table:table-cell office:value-type="float" office:value="0.027678416821274" calcext:value-type="float">
            <text:p>0.0276784168</text:p>
          </table:table-cell>
          <table:table-cell office:value-type="string" calcext:value-type="string">
            <text:p>364065e0-c2c0-450d-8e0e-18968010e743</text:p>
          </table:table-cell>
          <table:table-cell office:value-type="float" office:value="0.0400587507730365" calcext:value-type="float">
            <text:p>0.0400587508</text:p>
          </table:table-cell>
          <table:table-cell office:value-type="string" calcext:value-type="string">
            <text:p>3ae9ed72-e27b-4eff-9c6e-d789b164c3f2</text:p>
          </table:table-cell>
          <table:table-cell office:value-type="float" office:value="0.0225210084033613" calcext:value-type="float">
            <text:p>0.0225210084</text:p>
          </table:table-cell>
          <table:table-cell office:value-type="string" calcext:value-type="string">
            <text:p>c668d7bd-b2ef-4745-a820-cef4aa4fa12c</text:p>
          </table:table-cell>
          <table:table-cell office:value-type="float" office:value="0.0268650334627778" calcext:value-type="float">
            <text:p>0.0268650335</text:p>
          </table:table-cell>
          <table:table-cell table:number-columns-repeated="2"/>
          <table:table-cell office:value-type="string" calcext:value-type="string">
            <text:p>93641010-2554-4ad3-b20a-be4e7af9357f</text:p>
          </table:table-cell>
          <table:table-cell office:value-type="float" office:value="0.226041214332623" calcext:value-type="float">
            <text:p>0.2260412143</text:p>
          </table:table-cell>
          <table:table-cell office:value-type="string" calcext:value-type="string">
            <text:p>c25e1fd5-939a-44a3-8ea5-222c029d0ce0</text:p>
          </table:table-cell>
          <table:table-cell office:value-type="float" office:value="0.0297436773752563" calcext:value-type="float">
            <text:p>0.0297436774</text:p>
          </table:table-cell>
          <table:table-cell office:value-type="string" calcext:value-type="string">
            <text:p>90cbed76-445b-4d17-a6a0-ede71ce855ae</text:p>
          </table:table-cell>
          <table:table-cell office:value-type="float" office:value="0.104421286316023" calcext:value-type="float">
            <text:p>0.1044212863</text:p>
          </table:table-cell>
          <table:table-cell office:value-type="string" calcext:value-type="string">
            <text:p>14f243be-42e4-427d-bbe1-a717191f9a05</text:p>
          </table:table-cell>
          <table:table-cell office:value-type="float" office:value="0.0428571428571429" calcext:value-type="float">
            <text:p>0.0428571429</text:p>
          </table:table-cell>
          <table:table-cell office:value-type="string" calcext:value-type="string">
            <text:p>de50420e-f088-4873-b047-f7a3d21cf2e3</text:p>
          </table:table-cell>
          <table:table-cell office:value-type="float" office:value="0.195991045991046" calcext:value-type="float">
            <text:p>0.195991046</text:p>
          </table:table-cell>
        </table:table-row>
        <table:table-row table:style-name="ro1">
          <table:table-cell office:value-type="string" calcext:value-type="string">
            <text:p>45ec30aa-e232-42b9-b4c4-ce85e1268839</text:p>
          </table:table-cell>
          <table:table-cell office:value-type="float" office:value="0.0571428571428571" calcext:value-type="float">
            <text:p>0.0571428571</text:p>
          </table:table-cell>
          <table:table-cell office:value-type="string" calcext:value-type="string">
            <text:p>39ecdf93-ac23-4d3e-8ecb-318506513975</text:p>
          </table:table-cell>
          <table:table-cell office:value-type="float" office:value="0.038324354657688" calcext:value-type="float">
            <text:p>0.0383243547</text:p>
          </table:table-cell>
          <table:table-cell office:value-type="string" calcext:value-type="string">
            <text:p>7fea882a-a344-4aae-a2c1-58a310e61baa</text:p>
          </table:table-cell>
          <table:table-cell office:value-type="float" office:value="0.0435873238184163" calcext:value-type="float">
            <text:p>0.0435873238</text:p>
          </table:table-cell>
          <table:table-cell office:value-type="string" calcext:value-type="string">
            <text:p>3251f467-3eee-4479-872e-9b7281374aae</text:p>
          </table:table-cell>
          <table:table-cell office:value-type="float" office:value="0.023469387755102" calcext:value-type="float">
            <text:p>0.0234693878</text:p>
          </table:table-cell>
          <table:table-cell office:value-type="string" calcext:value-type="string">
            <text:p>e4349574-66b8-4758-aee4-79718dabf207</text:p>
          </table:table-cell>
          <table:table-cell office:value-type="float" office:value="0.0278919848641211" calcext:value-type="float">
            <text:p>0.0278919849</text:p>
          </table:table-cell>
          <table:table-cell table:number-columns-repeated="2"/>
          <table:table-cell office:value-type="string" calcext:value-type="string">
            <text:p>90cbed76-445b-4d17-a6a0-ede71ce855ae</text:p>
          </table:table-cell>
          <table:table-cell office:value-type="float" office:value="0.229704921909592" calcext:value-type="float">
            <text:p>0.2297049219</text:p>
          </table:table-cell>
          <table:table-cell office:value-type="string" calcext:value-type="string">
            <text:p>810ca377-ae5e-468c-91f2-668a34a51ca1</text:p>
          </table:table-cell>
          <table:table-cell office:value-type="float" office:value="0.0360902255639098" calcext:value-type="float">
            <text:p>0.0360902256</text:p>
          </table:table-cell>
          <table:table-cell office:value-type="string" calcext:value-type="string">
            <text:p>8a7827d1-af4f-4df4-9a1b-6b2e721861f7</text:p>
          </table:table-cell>
          <table:table-cell office:value-type="float" office:value="0.11254767890062" calcext:value-type="float">
            <text:p>0.1125476789</text:p>
          </table:table-cell>
          <table:table-cell office:value-type="string" calcext:value-type="string">
            <text:p>a7453d8d-7d1c-4050-a13b-895cc3c5d0bb</text:p>
          </table:table-cell>
          <table:table-cell office:value-type="float" office:value="0.0571428571428571" calcext:value-type="float">
            <text:p>0.0571428571</text:p>
          </table:table-cell>
          <table:table-cell office:value-type="string" calcext:value-type="string">
            <text:p>716651dc-e862-4288-b9ab-2dff1de7ae7b</text:p>
          </table:table-cell>
          <table:table-cell office:value-type="float" office:value="0.228571428571429" calcext:value-type="float">
            <text:p>0.2285714286</text:p>
          </table:table-cell>
        </table:table-row>
        <table:table-row table:style-name="ro1">
          <table:table-cell office:value-type="string" calcext:value-type="string">
            <text:p>d945f3aa-8ade-4b3f-91c6-d9b46b90c640</text:p>
          </table:table-cell>
          <table:table-cell office:value-type="float" office:value="0.0571428571428571" calcext:value-type="float">
            <text:p>0.0571428571</text:p>
          </table:table-cell>
          <table:table-cell office:value-type="string" calcext:value-type="string">
            <text:p>0b71004d-a472-4597-ae6a-025023569b9a</text:p>
          </table:table-cell>
          <table:table-cell office:value-type="float" office:value="0.0483705043273391" calcext:value-type="float">
            <text:p>0.0483705043</text:p>
          </table:table-cell>
          <table:table-cell office:value-type="string" calcext:value-type="string">
            <text:p>9417f401-b40c-470a-b989-a3e41b299af1</text:p>
          </table:table-cell>
          <table:table-cell office:value-type="float" office:value="0.04436281091043" calcext:value-type="float">
            <text:p>0.0443628109</text:p>
          </table:table-cell>
          <table:table-cell office:value-type="string" calcext:value-type="string">
            <text:p>dfaf7dea-a4e0-497e-89b5-87400c4d2aae</text:p>
          </table:table-cell>
          <table:table-cell office:value-type="float" office:value="0.0252100840336134" calcext:value-type="float">
            <text:p>0.025210084</text:p>
          </table:table-cell>
          <table:table-cell office:value-type="string" calcext:value-type="string">
            <text:p>bfd1952a-df16-40da-99f9-506432aaf39f</text:p>
          </table:table-cell>
          <table:table-cell office:value-type="float" office:value="0.029240465416936" calcext:value-type="float">
            <text:p>0.0292404654</text:p>
          </table:table-cell>
          <table:table-cell table:number-columns-repeated="2"/>
          <table:table-cell office:value-type="string" calcext:value-type="string">
            <text:p>f998bfaf-c58a-4a47-96e7-c07e3a4dc172</text:p>
          </table:table-cell>
          <table:table-cell office:value-type="float" office:value="0.255251559156358" calcext:value-type="float">
            <text:p>0.2552515592</text:p>
          </table:table-cell>
          <table:table-cell office:value-type="string" calcext:value-type="string">
            <text:p>c442f49c-2f30-4647-97e6-6fbe49420171</text:p>
          </table:table-cell>
          <table:table-cell office:value-type="float" office:value="0.0485602033021001" calcext:value-type="float">
            <text:p>0.0485602033</text:p>
          </table:table-cell>
          <table:table-cell office:value-type="string" calcext:value-type="string">
            <text:p>1f65ceb7-6313-41b1-8835-4b7b9c81fc89</text:p>
          </table:table-cell>
          <table:table-cell office:value-type="float" office:value="0.116796536796537" calcext:value-type="float">
            <text:p>0.1167965368</text:p>
          </table:table-cell>
          <table:table-cell office:value-type="string" calcext:value-type="string">
            <text:p>95928931-15e3-46e0-b3df-27870674d88a</text:p>
          </table:table-cell>
          <table:table-cell office:value-type="float" office:value="0.0571428571428571" calcext:value-type="float">
            <text:p>0.0571428571</text:p>
          </table:table-cell>
          <table:table-cell office:value-type="string" calcext:value-type="string">
            <text:p>ae260977-731b-4e48-9eb1-4ae87bd5aeb1</text:p>
          </table:table-cell>
          <table:table-cell office:value-type="float" office:value="0.257142857142857" calcext:value-type="float">
            <text:p>0.2571428571</text:p>
          </table:table-cell>
        </table:table-row>
        <table:table-row table:style-name="ro1">
          <table:table-cell office:value-type="string" calcext:value-type="string">
            <text:p>2cc5b2a0-f59c-4b4b-87e2-bca1e33ede0c</text:p>
          </table:table-cell>
          <table:table-cell office:value-type="float" office:value="0.0607407407407407" calcext:value-type="float">
            <text:p>0.0607407407</text:p>
          </table:table-cell>
          <table:table-cell office:value-type="string" calcext:value-type="string">
            <text:p>5ec4ecfa-5948-456a-acc5-8891e85cd477</text:p>
          </table:table-cell>
          <table:table-cell office:value-type="float" office:value="0.0532590619087872" calcext:value-type="float">
            <text:p>0.0532590619</text:p>
          </table:table-cell>
          <table:table-cell office:value-type="string" calcext:value-type="string">
            <text:p>b70b275e-b517-49cb-aa36-ea2deed69b04</text:p>
          </table:table-cell>
          <table:table-cell office:value-type="float" office:value="0.0455933194673073" calcext:value-type="float">
            <text:p>0.0455933195</text:p>
          </table:table-cell>
          <table:table-cell office:value-type="string" calcext:value-type="string">
            <text:p>2fc0e1da-53c9-4be8-a175-42fb4f95de73</text:p>
          </table:table-cell>
          <table:table-cell office:value-type="float" office:value="0.0255466338173105" calcext:value-type="float">
            <text:p>0.0255466338</text:p>
          </table:table-cell>
          <table:table-cell office:value-type="string" calcext:value-type="string">
            <text:p>4aad72dd-057c-471d-a4b3-1563e5dd72dd</text:p>
          </table:table-cell>
          <table:table-cell office:value-type="float" office:value="0.0365244449428123" calcext:value-type="float">
            <text:p>0.0365244449</text:p>
          </table:table-cell>
          <table:table-cell table:number-columns-repeated="2"/>
          <table:table-cell office:value-type="string" calcext:value-type="string">
            <text:p>4ee060f6-1473-4f05-8da6-a74e771968fe</text:p>
          </table:table-cell>
          <table:table-cell office:value-type="float" office:value="0.257926809605736" calcext:value-type="float">
            <text:p>0.2579268096</text:p>
          </table:table-cell>
          <table:table-cell office:value-type="string" calcext:value-type="string">
            <text:p>a233e32f-fba9-48dd-baea-d367c12f1136</text:p>
          </table:table-cell>
          <table:table-cell office:value-type="float" office:value="0.066808905380334" calcext:value-type="float">
            <text:p>0.0668089054</text:p>
          </table:table-cell>
          <table:table-cell office:value-type="string" calcext:value-type="string">
            <text:p>0fe751d4-ab33-4f6f-932f-34c18d4cca0d</text:p>
          </table:table-cell>
          <table:table-cell office:value-type="float" office:value="0.125870231133389" calcext:value-type="float">
            <text:p>0.1258702311</text:p>
          </table:table-cell>
          <table:table-cell office:value-type="string" calcext:value-type="string">
            <text:p>af44307f-c02e-469b-b391-9d94c4418068</text:p>
          </table:table-cell>
          <table:table-cell office:value-type="float" office:value="0.128571428571429" calcext:value-type="float">
            <text:p>0.1285714286</text:p>
          </table:table-cell>
          <table:table-cell office:value-type="string" calcext:value-type="string">
            <text:p>61da11e9-e718-4060-9000-137837e738f7</text:p>
          </table:table-cell>
          <table:table-cell office:value-type="float" office:value="0.271428571428571" calcext:value-type="float">
            <text:p>0.2714285714</text:p>
          </table:table-cell>
        </table:table-row>
        <table:table-row table:style-name="ro1">
          <table:table-cell office:value-type="string" calcext:value-type="string">
            <text:p>12c13c3e-d405-49ae-9d63-318012469ddc</text:p>
          </table:table-cell>
          <table:table-cell office:value-type="float" office:value="0.0785229476405947" calcext:value-type="float">
            <text:p>0.0785229476</text:p>
          </table:table-cell>
          <table:table-cell office:value-type="string" calcext:value-type="string">
            <text:p>9aebeb16-bd44-4a5b-8f17-9b358e1460ef</text:p>
          </table:table-cell>
          <table:table-cell office:value-type="float" office:value="0.0720670254768834" calcext:value-type="float">
            <text:p>0.0720670255</text:p>
          </table:table-cell>
          <table:table-cell office:value-type="string" calcext:value-type="string">
            <text:p>db73a07d-1afb-4bff-98b7-74ed6dbb8332</text:p>
          </table:table-cell>
          <table:table-cell office:value-type="float" office:value="0.0471721044523242" calcext:value-type="float">
            <text:p>0.0471721045</text:p>
          </table:table-cell>
          <table:table-cell office:value-type="string" calcext:value-type="string">
            <text:p>efce4934-7cc8-41e0-8f38-34fa4b110019</text:p>
          </table:table-cell>
          <table:table-cell office:value-type="float" office:value="0.0330827067669173" calcext:value-type="float">
            <text:p>0.0330827068</text:p>
          </table:table-cell>
          <table:table-cell office:value-type="string" calcext:value-type="string">
            <text:p>4f68b9ca-d4e3-423e-9103-16486209e841</text:p>
          </table:table-cell>
          <table:table-cell office:value-type="float" office:value="0.0383336445689387" calcext:value-type="float">
            <text:p>0.0383336446</text:p>
          </table:table-cell>
          <table:table-cell table:number-columns-repeated="2"/>
          <table:table-cell office:value-type="string" calcext:value-type="string">
            <text:p>b9eff7b6-ef6c-40f7-98fb-bcdb56122b83</text:p>
          </table:table-cell>
          <table:table-cell office:value-type="float" office:value="0.265079365079365" calcext:value-type="float">
            <text:p>0.2650793651</text:p>
          </table:table-cell>
          <table:table-cell office:value-type="string" calcext:value-type="string">
            <text:p>0b25d63d-d8b6-4817-920c-17b26002c7bd</text:p>
          </table:table-cell>
          <table:table-cell office:value-type="float" office:value="0.0835542111581475" calcext:value-type="float">
            <text:p>0.0835542112</text:p>
          </table:table-cell>
          <table:table-cell office:value-type="string" calcext:value-type="string">
            <text:p>a2dee612-7e73-437e-9577-f35cafdd3e6f</text:p>
          </table:table-cell>
          <table:table-cell office:value-type="float" office:value="0.136212121212121" calcext:value-type="float">
            <text:p>0.1362121212</text:p>
          </table:table-cell>
          <table:table-cell office:value-type="string" calcext:value-type="string">
            <text:p>2be2a2ad-0bbb-499d-8aaa-ff2f167f792f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3f00ff95-a0aa-4ef7-b857-a1ef1acf6d09</text:p>
          </table:table-cell>
          <table:table-cell office:value-type="float" office:value="0.289348370927318" calcext:value-type="float">
            <text:p>0.2893483709</text:p>
          </table:table-cell>
        </table:table-row>
        <table:table-row table:style-name="ro1">
          <table:table-cell office:value-type="string" calcext:value-type="string">
            <text:p>80a60da2-b25c-401d-b7e3-bf8993493017</text:p>
          </table:table-cell>
          <table:table-cell office:value-type="float" office:value="0.110895868837045" calcext:value-type="float">
            <text:p>0.1108958688</text:p>
          </table:table-cell>
          <table:table-cell office:value-type="string" calcext:value-type="string">
            <text:p>34a284d7-971f-4348-bc09-28ae8fcc125b</text:p>
          </table:table-cell>
          <table:table-cell office:value-type="float" office:value="0.0833617572903287" calcext:value-type="float">
            <text:p>0.0833617573</text:p>
          </table:table-cell>
          <table:table-cell office:value-type="string" calcext:value-type="string">
            <text:p>d366b89e-0ca7-40ba-b312-12c3b5310472</text:p>
          </table:table-cell>
          <table:table-cell office:value-type="float" office:value="0.0505147157482322" calcext:value-type="float">
            <text:p>0.0505147157</text:p>
          </table:table-cell>
          <table:table-cell office:value-type="string" calcext:value-type="string">
            <text:p>aa3c4aa0-f798-496f-89c0-1dd74ec8b97f</text:p>
          </table:table-cell>
          <table:table-cell office:value-type="float" office:value="0.0363545209750567" calcext:value-type="float">
            <text:p>0.036354521</text:p>
          </table:table-cell>
          <table:table-cell office:value-type="string" calcext:value-type="string">
            <text:p>b6591a96-08e1-4133-abc4-7c9294a2e5d8</text:p>
          </table:table-cell>
          <table:table-cell office:value-type="float" office:value="0.040149043133737" calcext:value-type="float">
            <text:p>0.0401490431</text:p>
          </table:table-cell>
          <table:table-cell table:number-columns-repeated="2"/>
          <table:table-cell office:value-type="string" calcext:value-type="string">
            <text:p>70e8f897-fc0c-4910-98cd-1ef34f8ec9d6</text:p>
          </table:table-cell>
          <table:table-cell office:value-type="float" office:value="0.324317471835992" calcext:value-type="float">
            <text:p>0.3243174718</text:p>
          </table:table-cell>
          <table:table-cell office:value-type="string" calcext:value-type="string">
            <text:p>74b5f2d8-e55b-4a15-9f2e-ffdc9422f92d</text:p>
          </table:table-cell>
          <table:table-cell office:value-type="float" office:value="0.0898652028083143" calcext:value-type="float">
            <text:p>0.0898652028</text:p>
          </table:table-cell>
          <table:table-cell office:value-type="string" calcext:value-type="string">
            <text:p>902ba4ca-6ca9-4055-8d24-47aa51b4f649</text:p>
          </table:table-cell>
          <table:table-cell office:value-type="float" office:value="0.230290694141313" calcext:value-type="float">
            <text:p>0.2302906941</text:p>
          </table:table-cell>
          <table:table-cell office:value-type="string" calcext:value-type="string">
            <text:p>67ccbf3c-750e-4aaa-b14c-23adda3a548b</text:p>
          </table:table-cell>
          <table:table-cell office:value-type="float" office:value="0.157142857142857" calcext:value-type="float">
            <text:p>0.1571428571</text:p>
          </table:table-cell>
          <table:table-cell office:value-type="string" calcext:value-type="string">
            <text:p>b3d7cf12-8791-49aa-a6d9-137242121840</text:p>
          </table:table-cell>
          <table:table-cell office:value-type="float" office:value="0.671428571428571" calcext:value-type="float">
            <text:p>0.6714285714</text:p>
          </table:table-cell>
        </table:table-row>
        <table:table-row table:style-name="ro1">
          <table:table-cell office:value-type="string" calcext:value-type="string">
            <text:p>20311541-8065-4ff7-b2cd-e5d7f0c1068d</text:p>
          </table:table-cell>
          <table:table-cell office:value-type="float" office:value="0.114285714285714" calcext:value-type="float">
            <text:p>0.1142857143</text:p>
          </table:table-cell>
          <table:table-cell office:value-type="string" calcext:value-type="string">
            <text:p>ebed2175-80d4-4486-9548-aeeb418a4a57</text:p>
          </table:table-cell>
          <table:table-cell office:value-type="float" office:value="0.0877356259128547" calcext:value-type="float">
            <text:p>0.0877356259</text:p>
          </table:table-cell>
          <table:table-cell office:value-type="string" calcext:value-type="string">
            <text:p>d73d04b8-dafd-47ea-828f-5569461f9772</text:p>
          </table:table-cell>
          <table:table-cell office:value-type="float" office:value="0.063209847796314" calcext:value-type="float">
            <text:p>0.0632098478</text:p>
          </table:table-cell>
          <table:table-cell office:value-type="string" calcext:value-type="string">
            <text:p>aa14da07-194b-4159-8871-cff794e76e9a</text:p>
          </table:table-cell>
          <table:table-cell office:value-type="float" office:value="0.037257980115123" calcext:value-type="float">
            <text:p>0.0372579801</text:p>
          </table:table-cell>
          <table:table-cell office:value-type="string" calcext:value-type="string">
            <text:p>3b2bdbab-cb84-4429-90ea-7981ee5606b3</text:p>
          </table:table-cell>
          <table:table-cell office:value-type="float" office:value="0.0528590957914266" calcext:value-type="float">
            <text:p>0.0528590958</text:p>
          </table:table-cell>
          <table:table-cell table:number-columns-repeated="2"/>
          <table:table-cell office:value-type="string" calcext:value-type="string">
            <text:p>6e969d24-01f3-4d74-a63b-b8e0384412a0</text:p>
          </table:table-cell>
          <table:table-cell office:value-type="float" office:value="0.515305440357962" calcext:value-type="float">
            <text:p>0.5153054404</text:p>
          </table:table-cell>
          <table:table-cell office:value-type="string" calcext:value-type="string">
            <text:p>6bbc4bb3-d731-4fa2-858c-1b98a4ff2377</text:p>
          </table:table-cell>
          <table:table-cell office:value-type="float" office:value="0.0904361380547802" calcext:value-type="float">
            <text:p>0.0904361381</text:p>
          </table:table-cell>
          <table:table-cell office:value-type="string" calcext:value-type="string">
            <text:p>95818066-9234-4854-abaf-aa7712788614</text:p>
          </table:table-cell>
          <table:table-cell office:value-type="float" office:value="0.237454495968428" calcext:value-type="float">
            <text:p>0.237454496</text:p>
          </table:table-cell>
          <table:table-cell office:value-type="string" calcext:value-type="string">
            <text:p>b5c38b06-0b8f-4496-8d40-ed113a7de564</text:p>
          </table:table-cell>
          <table:table-cell office:value-type="float" office:value="0.157142857142857" calcext:value-type="float">
            <text:p>0.1571428571</text:p>
          </table:table-cell>
          <table:table-cell office:value-type="string" calcext:value-type="string">
            <text:p>811fcf0a-3567-49f2-8141-3f50b3f97fa7</text:p>
          </table:table-cell>
          <table:table-cell office:value-type="float" office:value="0.727875492302184" calcext:value-type="float">
            <text:p>0.7278754923</text:p>
          </table:table-cell>
        </table:table-row>
        <table:table-row table:style-name="ro1">
          <table:table-cell office:value-type="string" calcext:value-type="string">
            <text:p>48f89373-18f3-405d-81fa-b3430fd54cc2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0c95d47f-3b86-4f36-a16e-0e00daa39410</text:p>
          </table:table-cell>
          <table:table-cell office:value-type="float" office:value="0.1010887479992" calcext:value-type="float">
            <text:p>0.101088748</text:p>
          </table:table-cell>
          <table:table-cell office:value-type="string" calcext:value-type="string">
            <text:p>72b67fab-a5b4-449a-8492-ffad886c482e</text:p>
          </table:table-cell>
          <table:table-cell office:value-type="float" office:value="0.0632308815782205" calcext:value-type="float">
            <text:p>0.0632308816</text:p>
          </table:table-cell>
          <table:table-cell office:value-type="string" calcext:value-type="string">
            <text:p>b7a57de9-8915-4fa5-98a2-06f9bf1bc781</text:p>
          </table:table-cell>
          <table:table-cell office:value-type="float" office:value="0.0426288936627283" calcext:value-type="float">
            <text:p>0.0426288937</text:p>
          </table:table-cell>
          <table:table-cell office:value-type="string" calcext:value-type="string">
            <text:p>424eeaf6-5b21-40ef-a698-13eb9f6b26c3</text:p>
          </table:table-cell>
          <table:table-cell office:value-type="float" office:value="0.0671705045654625" calcext:value-type="float">
            <text:p>0.0671705046</text:p>
          </table:table-cell>
          <table:table-cell table:number-columns-repeated="4"/>
          <table:table-cell office:value-type="string" calcext:value-type="string">
            <text:p>28d00488-12d6-421c-bc54-a170b700f452</text:p>
          </table:table-cell>
          <table:table-cell office:value-type="float" office:value="0.102668576521518" calcext:value-type="float">
            <text:p>0.1026685765</text:p>
          </table:table-cell>
          <table:table-cell office:value-type="string" calcext:value-type="string">
            <text:p>b850ce3f-d4ce-41d6-9052-ebc498c9fb6f</text:p>
          </table:table-cell>
          <table:table-cell office:value-type="float" office:value="0.243333333333333" calcext:value-type="float">
            <text:p>0.2433333333</text:p>
          </table:table-cell>
          <table:table-cell office:value-type="string" calcext:value-type="string">
            <text:p>9c69e143-1a5b-4769-95da-c7e73a042656</text:p>
          </table:table-cell>
          <table:table-cell office:value-type="float" office:value="0.314285714285714" calcext:value-type="float">
            <text:p>0.3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fa2b1-9baa-4e5e-98aa-ca3c0780c2e1</text:p>
          </table:table-cell>
          <table:table-cell office:value-type="float" office:value="0.179302832244009" calcext:value-type="float">
            <text:p>0.1793028322</text:p>
          </table:table-cell>
          <table:table-cell office:value-type="string" calcext:value-type="string">
            <text:p>32b5316e-dd74-4ff8-8fc7-6472874a09c4</text:p>
          </table:table-cell>
          <table:table-cell office:value-type="float" office:value="0.108999761261666" calcext:value-type="float">
            <text:p>0.1089997613</text:p>
          </table:table-cell>
          <table:table-cell office:value-type="string" calcext:value-type="string">
            <text:p>80a60da2-b25c-401d-b7e3-bf8993493017</text:p>
          </table:table-cell>
          <table:table-cell office:value-type="float" office:value="0.0652609250771015" calcext:value-type="float">
            <text:p>0.0652609251</text:p>
          </table:table-cell>
          <table:table-cell office:value-type="string" calcext:value-type="string">
            <text:p>454d7396-bcf9-4745-aa06-e7bd09f6ea95</text:p>
          </table:table-cell>
          <table:table-cell office:value-type="float" office:value="0.0427463392764513" calcext:value-type="float">
            <text:p>0.0427463393</text:p>
          </table:table-cell>
          <table:table-cell office:value-type="string" calcext:value-type="string">
            <text:p>07813469-e25b-488c-bcf8-b9ad0bc66a02</text:p>
          </table:table-cell>
          <table:table-cell office:value-type="float" office:value="0.0674111414900889" calcext:value-type="float">
            <text:p>0.0674111415</text:p>
          </table:table-cell>
          <table:table-cell table:number-columns-repeated="4"/>
          <table:table-cell office:value-type="string" calcext:value-type="string">
            <text:p>b4c4654c-f31b-44d8-be31-51f0dbd0f4a6</text:p>
          </table:table-cell>
          <table:table-cell office:value-type="float" office:value="0.115254490407552" calcext:value-type="float">
            <text:p>0.1152544904</text:p>
          </table:table-cell>
          <table:table-cell office:value-type="string" calcext:value-type="string">
            <text:p>70e8f897-fc0c-4910-98cd-1ef34f8ec9d6</text:p>
          </table:table-cell>
          <table:table-cell office:value-type="float" office:value="0.427693596547682" calcext:value-type="float">
            <text:p>0.4276935965</text:p>
          </table:table-cell>
          <table:table-cell office:value-type="string" calcext:value-type="string">
            <text:p>09d51a77-4943-4ad4-9ab0-9e75b9838e4c</text:p>
          </table:table-cell>
          <table:table-cell office:value-type="float" office:value="0.349847494553377" calcext:value-type="float">
            <text:p>0.3498474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6a9aa1-5e28-43df-899f-df9f558b9347</text:p>
          </table:table-cell>
          <table:table-cell office:value-type="float" office:value="0.257142857142857" calcext:value-type="float">
            <text:p>0.2571428571</text:p>
          </table:table-cell>
          <table:table-cell office:value-type="string" calcext:value-type="string">
            <text:p>c3eca622-fb17-41a1-8237-e9eca308b582</text:p>
          </table:table-cell>
          <table:table-cell office:value-type="float" office:value="0.111842028478058" calcext:value-type="float">
            <text:p>0.1118420285</text:p>
          </table:table-cell>
          <table:table-cell office:value-type="string" calcext:value-type="string">
            <text:p>2a5a21e0-0a56-4585-accd-0dc94c1b9581</text:p>
          </table:table-cell>
          <table:table-cell office:value-type="float" office:value="0.0663928317206734" calcext:value-type="float">
            <text:p>0.0663928317</text:p>
          </table:table-cell>
          <table:table-cell office:value-type="string" calcext:value-type="string">
            <text:p>3506dbe7-c597-4a68-8e45-518fcae2064a</text:p>
          </table:table-cell>
          <table:table-cell office:value-type="float" office:value="0.0430720899470899" calcext:value-type="float">
            <text:p>0.0430720899</text:p>
          </table:table-cell>
          <table:table-cell office:value-type="string" calcext:value-type="string">
            <text:p>d959b671-a473-41a0-a572-7341e29cc3ac</text:p>
          </table:table-cell>
          <table:table-cell office:value-type="float" office:value="0.0741341991341992" calcext:value-type="float">
            <text:p>0.0741341991</text:p>
          </table:table-cell>
          <table:table-cell table:number-columns-repeated="4"/>
          <table:table-cell office:value-type="string" calcext:value-type="string">
            <text:p>f71992aa-af8c-48cb-862e-6dbee2df0e2d</text:p>
          </table:table-cell>
          <table:table-cell office:value-type="float" office:value="0.116978501448426" calcext:value-type="float">
            <text:p>0.1169785014</text:p>
          </table:table-cell>
          <table:table-cell office:value-type="string" calcext:value-type="string">
            <text:p>de50420e-f088-4873-b047-f7a3d21cf2e3</text:p>
          </table:table-cell>
          <table:table-cell office:value-type="float" office:value="0.807526647022445" calcext:value-type="float">
            <text:p>0.807526647</text:p>
          </table:table-cell>
          <table:table-cell office:value-type="string" calcext:value-type="string">
            <text:p>efd5bcc7-2846-4db6-90f5-a7a3fef71c47</text:p>
          </table:table-cell>
          <table:table-cell office:value-type="float" office:value="0.385714285714286" calcext:value-type="float">
            <text:p>0.3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43598b-aaf0-4d6b-a1f5-52b24dc790d9</text:p>
          </table:table-cell>
          <table:table-cell office:value-type="float" office:value="0.325708061002179" calcext:value-type="float">
            <text:p>0.325708061</text:p>
          </table:table-cell>
          <table:table-cell office:value-type="string" calcext:value-type="string">
            <text:p>f6899c44-e884-4c28-a97e-995792daf758</text:p>
          </table:table-cell>
          <table:table-cell office:value-type="float" office:value="0.144876957030851" calcext:value-type="float">
            <text:p>0.144876957</text:p>
          </table:table-cell>
          <table:table-cell office:value-type="string" calcext:value-type="string">
            <text:p>4e1fd79d-ca73-4b87-bd9b-483d4f8fee1a</text:p>
          </table:table-cell>
          <table:table-cell office:value-type="float" office:value="0.0687996031746032" calcext:value-type="float">
            <text:p>0.0687996032</text:p>
          </table:table-cell>
          <table:table-cell office:value-type="string" calcext:value-type="string">
            <text:p>0c9f2791-611b-46b0-8c0b-c284defa38a4</text:p>
          </table:table-cell>
          <table:table-cell office:value-type="float" office:value="0.0434204684204684" calcext:value-type="float">
            <text:p>0.0434204684</text:p>
          </table:table-cell>
          <table:table-cell office:value-type="string" calcext:value-type="string">
            <text:p>95da56e6-2f7f-49ae-8eaa-b8aa87c77d13</text:p>
          </table:table-cell>
          <table:table-cell office:value-type="float" office:value="0.0828823307509729" calcext:value-type="float">
            <text:p>0.0828823308</text:p>
          </table:table-cell>
          <table:table-cell table:number-columns-repeated="4"/>
          <table:table-cell office:value-type="string" calcext:value-type="string">
            <text:p>62959936-a562-4f33-b102-917adfbf1b86</text:p>
          </table:table-cell>
          <table:table-cell office:value-type="float" office:value="0.117302407398055" calcext:value-type="float">
            <text:p>0.1173024074</text:p>
          </table:table-cell>
          <table:table-cell table:number-columns-repeated="2"/>
          <table:table-cell office:value-type="string" calcext:value-type="string">
            <text:p>3c43e948-05fa-4e53-a007-8a855897d51f</text:p>
          </table:table-cell>
          <table:table-cell office:value-type="float" office:value="0.702821171203524" calcext:value-type="float">
            <text:p>0.702821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d8d3-dc10-45d3-8aaf-b99e344eb7ac</text:p>
          </table:table-cell>
          <table:table-cell office:value-type="float" office:value="0.450275689223058" calcext:value-type="float">
            <text:p>0.4502756892</text:p>
          </table:table-cell>
          <table:table-cell office:value-type="string" calcext:value-type="string">
            <text:p>26e45262-412b-44ea-a0ae-0f08c5090eb0</text:p>
          </table:table-cell>
          <table:table-cell office:value-type="float" office:value="0.161728901437686" calcext:value-type="float">
            <text:p>0.1617289014</text:p>
          </table:table-cell>
          <table:table-cell office:value-type="string" calcext:value-type="string">
            <text:p>ae247c4e-0802-4786-b5d7-455948ff7d9b</text:p>
          </table:table-cell>
          <table:table-cell office:value-type="float" office:value="0.0689103751548466" calcext:value-type="float">
            <text:p>0.0689103752</text:p>
          </table:table-cell>
          <table:table-cell office:value-type="string" calcext:value-type="string">
            <text:p>86b65b21-5397-43fb-bf14-dc32f83e5f0f</text:p>
          </table:table-cell>
          <table:table-cell office:value-type="float" office:value="0.0439569058392588" calcext:value-type="float">
            <text:p>0.0439569058</text:p>
          </table:table-cell>
          <table:table-cell office:value-type="string" calcext:value-type="string">
            <text:p>b7a57de9-8915-4fa5-98a2-06f9bf1bc781</text:p>
          </table:table-cell>
          <table:table-cell office:value-type="float" office:value="0.0844505473640812" calcext:value-type="float">
            <text:p>0.0844505474</text:p>
          </table:table-cell>
          <table:table-cell table:number-columns-repeated="4"/>
          <table:table-cell office:value-type="string" calcext:value-type="string">
            <text:p>268e0700-8307-4441-952c-2f99c8368b6c</text:p>
          </table:table-cell>
          <table:table-cell office:value-type="float" office:value="0.199914156221929" calcext:value-type="float">
            <text:p>0.1999141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04311ce-ff06-407d-a155-882e7ea6c495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e5f606ff-840f-4bf1-8d21-94654056f9a2</text:p>
          </table:table-cell>
          <table:table-cell office:value-type="float" office:value="0.300557436221796" calcext:value-type="float">
            <text:p>0.3005574362</text:p>
          </table:table-cell>
          <table:table-cell office:value-type="string" calcext:value-type="string">
            <text:p>014888ac-8946-4301-b127-56d5d196399f</text:p>
          </table:table-cell>
          <table:table-cell office:value-type="float" office:value="0.0763781914312521" calcext:value-type="float">
            <text:p>0.0763781914</text:p>
          </table:table-cell>
          <table:table-cell office:value-type="string" calcext:value-type="string">
            <text:p>41a62793-0d60-4149-adfe-debb26e66909</text:p>
          </table:table-cell>
          <table:table-cell office:value-type="float" office:value="0.0453386243386243" calcext:value-type="float">
            <text:p>0.0453386243</text:p>
          </table:table-cell>
          <table:table-cell office:value-type="string" calcext:value-type="string">
            <text:p>40f30687-fd6a-49d1-9d2b-6892bdaba9d5</text:p>
          </table:table-cell>
          <table:table-cell office:value-type="float" office:value="0.118751011728455" calcext:value-type="float">
            <text:p>0.1187510117</text:p>
          </table:table-cell>
          <table:table-cell table:number-columns-repeated="4"/>
          <table:table-cell office:value-type="string" calcext:value-type="string">
            <text:p>9f2f1e58-0a54-4f56-b40d-18a10dbf8a76</text:p>
          </table:table-cell>
          <table:table-cell office:value-type="float" office:value="0.403284809447425" calcext:value-type="float">
            <text:p>0.40328480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b55b267-ccd2-4e79-bbbb-9a7e0a47f018</text:p>
          </table:table-cell>
          <table:table-cell office:value-type="float" office:value="0.589408667131886" calcext:value-type="float">
            <text:p>0.5894086671</text:p>
          </table:table-cell>
          <table:table-cell office:value-type="string" calcext:value-type="string">
            <text:p>2f6284cb-c13e-4a09-a4a7-238d2fa6831e</text:p>
          </table:table-cell>
          <table:table-cell office:value-type="float" office:value="0.0877539046156835" calcext:value-type="float">
            <text:p>0.0877539046</text:p>
          </table:table-cell>
          <table:table-cell office:value-type="string" calcext:value-type="string">
            <text:p>912ffd00-e167-4e9b-8841-d17270bc5b98</text:p>
          </table:table-cell>
          <table:table-cell office:value-type="float" office:value="0.0468945578231293" calcext:value-type="float">
            <text:p>0.0468945578</text:p>
          </table:table-cell>
          <table:table-cell office:value-type="string" calcext:value-type="string">
            <text:p>b4d48fa3-cb44-463e-8d58-61e62523347d</text:p>
          </table:table-cell>
          <table:table-cell office:value-type="float" office:value="0.120575274909463" calcext:value-type="float">
            <text:p>0.1205752749</text:p>
          </table:table-cell>
          <table:table-cell table:number-columns-repeated="4"/>
          <table:table-cell office:value-type="string" calcext:value-type="string">
            <text:p>5c0a8d85-39c5-4884-bbf4-cf7e52b161ea</text:p>
          </table:table-cell>
          <table:table-cell office:value-type="float" office:value="0.675680112605797" calcext:value-type="float">
            <text:p>0.6756801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93641010-2554-4ad3-b20a-be4e7af9357f</text:p>
          </table:table-cell>
          <table:table-cell office:value-type="float" office:value="0.0950398444496189" calcext:value-type="float">
            <text:p>0.0950398444</text:p>
          </table:table-cell>
          <table:table-cell office:value-type="string" calcext:value-type="string">
            <text:p>7cf6fd9b-900c-4ae1-9702-eb3e035be1c7</text:p>
          </table:table-cell>
          <table:table-cell office:value-type="float" office:value="0.0528649048845127" calcext:value-type="float">
            <text:p>0.0528649049</text:p>
          </table:table-cell>
          <table:table-cell office:value-type="string" calcext:value-type="string">
            <text:p>12ea664b-8bdc-40fb-b0a3-4648c5e83d07</text:p>
          </table:table-cell>
          <table:table-cell office:value-type="float" office:value="0.131773016899067" calcext:value-type="float">
            <text:p>0.1317730169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157fc5fc-be62-47a5-9f51-dc2323543b08</text:p>
          </table:table-cell>
          <table:table-cell office:value-type="float" office:value="0.096138147566719" calcext:value-type="float">
            <text:p>0.0961381476</text:p>
          </table:table-cell>
          <table:table-cell office:value-type="string" calcext:value-type="string">
            <text:p>865273bd-df27-4fcd-89d3-3341f7d4b8e6</text:p>
          </table:table-cell>
          <table:table-cell office:value-type="float" office:value="0.0644060216679264" calcext:value-type="float">
            <text:p>0.0644060217</text:p>
          </table:table-cell>
          <table:table-cell office:value-type="string" calcext:value-type="string">
            <text:p>39ecdf93-ac23-4d3e-8ecb-318506513975</text:p>
          </table:table-cell>
          <table:table-cell office:value-type="float" office:value="0.213253925385762" calcext:value-type="float">
            <text:p>0.213253925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9c95758-9c86-4111-9ee6-817d8ed04e01</text:p>
          </table:table-cell>
          <table:table-cell office:value-type="float" office:value="0.102306479360474" calcext:value-type="float">
            <text:p>0.1023064794</text:p>
          </table:table-cell>
          <table:table-cell office:value-type="string" calcext:value-type="string">
            <text:p>2c163ee8-b1ef-4007-8a81-75f4b46a6209</text:p>
          </table:table-cell>
          <table:table-cell office:value-type="float" office:value="0.0694504569504569" calcext:value-type="float">
            <text:p>0.069450457</text:p>
          </table:table-cell>
          <table:table-cell office:value-type="string" calcext:value-type="string">
            <text:p>3ae9ed72-e27b-4eff-9c6e-d789b164c3f2</text:p>
          </table:table-cell>
          <table:table-cell office:value-type="float" office:value="0.229005750466056" calcext:value-type="float">
            <text:p>0.22900575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0d5e332e-b509-4b1d-a198-813c801ebf63</text:p>
          </table:table-cell>
          <table:table-cell office:value-type="float" office:value="0.110982085561078" calcext:value-type="float">
            <text:p>0.1109820856</text:p>
          </table:table-cell>
          <table:table-cell office:value-type="string" calcext:value-type="string">
            <text:p>16ef2685-cd01-4015-95bb-777fe24663df</text:p>
          </table:table-cell>
          <table:table-cell office:value-type="float" office:value="0.0723974074278835" calcext:value-type="float">
            <text:p>0.0723974074</text:p>
          </table:table-cell>
          <table:table-cell office:value-type="string" calcext:value-type="string">
            <text:p>671ed618-e17a-4d9a-9b2e-f661e9e265de</text:p>
          </table:table-cell>
          <table:table-cell office:value-type="float" office:value="0.264755514760017" calcext:value-type="float">
            <text:p>0.264755514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5141495-293a-4201-bbf8-5cc7026aedb8</text:p>
          </table:table-cell>
          <table:table-cell office:value-type="float" office:value="0.127103942796075" calcext:value-type="float">
            <text:p>0.1271039428</text:p>
          </table:table-cell>
          <table:table-cell office:value-type="string" calcext:value-type="string">
            <text:p>0e1d3534-4a36-4d05-959c-528843652332</text:p>
          </table:table-cell>
          <table:table-cell office:value-type="float" office:value="0.0753471055088702" calcext:value-type="float">
            <text:p>0.0753471055</text:p>
          </table:table-cell>
          <table:table-cell office:value-type="string" calcext:value-type="string">
            <text:p>86b65b21-5397-43fb-bf14-dc32f83e5f0f</text:p>
          </table:table-cell>
          <table:table-cell office:value-type="float" office:value="0.33485407732696" calcext:value-type="float">
            <text:p>0.334854077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ae27dbc-00e2-4d25-8569-347e24589222</text:p>
          </table:table-cell>
          <table:table-cell office:value-type="float" office:value="0.307598678945262" calcext:value-type="float">
            <text:p>0.3075986789</text:p>
          </table:table-cell>
          <table:table-cell office:value-type="string" calcext:value-type="string">
            <text:p>e9738af8-727a-4955-94e4-43a4524bc624</text:p>
          </table:table-cell>
          <table:table-cell office:value-type="float" office:value="0.0867175452507767" calcext:value-type="float">
            <text:p>0.086717545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d73d04b8-dafd-47ea-828f-5569461f9772</text:p>
          </table:table-cell>
          <table:table-cell office:value-type="float" office:value="0.0873336439264232" calcext:value-type="float">
            <text:p>0.08733364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8983f835-9945-4f89-93d4-b765958e7d3f</text:p>
          </table:table-cell>
          <table:table-cell office:value-type="float" office:value="0.0945846687793835" calcext:value-type="float">
            <text:p>0.094584668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808107f3-90ee-487b-9cad-e8ab6d8bc8d6</text:p>
          </table:table-cell>
          <table:table-cell office:value-type="float" office:value="0.0954285601800529" calcext:value-type="float">
            <text:p>0.095428560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c7c420df-44b9-436c-bf76-3f57cc22bc46</text:p>
          </table:table-cell>
          <table:table-cell office:value-type="float" office:value="0.109121481926104" calcext:value-type="float">
            <text:p>0.109121481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1062a399-0570-44f2-84ee-842f4099efe5</text:p>
          </table:table-cell>
          <table:table-cell office:value-type="float" office:value="0.126820305270106" calcext:value-type="float">
            <text:p>0.126820305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014888ac-8946-4301-b127-56d5d196399f</text:p>
          </table:table-cell>
          <table:table-cell office:value-type="float" office:value="0.227259952728014" calcext:value-type="float">
            <text:p>0.2272599527</text:p>
          </table:table-cell>
          <table:table-cell table:number-columns-repeated="14"/>
        </table:table-row>
        <table:table-row table:style-name="ro1" table:number-rows-repeated="117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 table:number-rows-repeated="19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 table:number-rows-repeated="26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 table:number-rows-repeated="22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 table:number-rows-repeated="23">
          <table:table-cell table:number-columns-repeated="22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2" table:number-columns-repeated="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9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ene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resistoflay</text:p>
          </table:table-cell>
          <table:table-cell office:value-type="string" calcext:value-type="string">
            <text:p>califlay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caladonia</text:p>
          </table:table-cell>
          <table:table-cell office:value-type="string" calcext:value-type="string">
            <text:p>meerk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0a60da2-b25c-401d-b7e3-bf8993493017</text:p>
          </table:table-cell>
          <table:table-cell office:value-type="float" office:value="0.110895868837045" calcext:value-type="float">
            <text:p>0.1108958688</text:p>
          </table:table-cell>
          <table:table-cell office:value-type="string" calcext:value-type="string">
            <text:p>x</text:p>
          </table:table-cell>
          <table:table-cell office:value-type="float" office:value="0.0652609250771015" calcext:value-type="float">
            <text:p>0.065260925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311541-8065-4ff7-b2cd-e5d7f0c1068d</text:p>
          </table:table-cell>
          <table:table-cell office:value-type="float" office:value="0.114285714285714" calcext:value-type="float">
            <text:p>0.11428571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8f89373-18f3-405d-81fa-b3430fd54cc2</text:p>
          </table:table-cell>
          <table:table-cell office:value-type="float" office:value="0.142857142857143" calcext:value-type="float">
            <text:p>0.14285714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55fa2b1-9baa-4e5e-98aa-ca3c0780c2e1</text:p>
          </table:table-cell>
          <table:table-cell office:value-type="float" office:value="0.179302832244009" calcext:value-type="float">
            <text:p>0.17930283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c6a9aa1-5e28-43df-899f-df9f558b9347</text:p>
          </table:table-cell>
          <table:table-cell office:value-type="float" office:value="0.257142857142857" calcext:value-type="float">
            <text:p>0.25714285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c43598b-aaf0-4d6b-a1f5-52b24dc790d9</text:p>
          </table:table-cell>
          <table:table-cell office:value-type="float" office:value="0.325708061002179" calcext:value-type="float">
            <text:p>0.3257080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404d8d3-dc10-45d3-8aaf-b99e344eb7ac</text:p>
          </table:table-cell>
          <table:table-cell office:value-type="float" office:value="0.450275689223058" calcext:value-type="float">
            <text:p>0.45027568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04311ce-ff06-407d-a155-882e7ea6c495</text:p>
          </table:table-cell>
          <table:table-cell office:value-type="float" office:value="0.914285714285714" calcext:value-type="float">
            <text:p>0.91428571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c95d47f-3b86-4f36-a16e-0e00daa39410</text:p>
          </table:table-cell>
          <table:table-cell office:value-type="float" office:value="0" calcext:value-type="float">
            <text:p>0</text:p>
          </table:table-cell>
          <table:table-cell office:value-type="float" office:value="0.1010887479992" calcext:value-type="float">
            <text:p>0.1010887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5651734377962" calcext:value-type="float">
            <text:p>0.02556517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2b5316e-dd74-4ff8-8fc7-6472874a09c4</text:p>
          </table:table-cell>
          <table:table-cell office:value-type="float" office:value="0" calcext:value-type="float">
            <text:p>0</text:p>
          </table:table-cell>
          <table:table-cell office:value-type="float" office:value="0.108999761261666" calcext:value-type="float">
            <text:p>0.108999761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3eca622-fb17-41a1-8237-e9eca308b582</text:p>
          </table:table-cell>
          <table:table-cell office:value-type="float" office:value="0" calcext:value-type="float">
            <text:p>0</text:p>
          </table:table-cell>
          <table:table-cell office:value-type="float" office:value="0.111842028478058" calcext:value-type="float">
            <text:p>0.111842028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6899c44-e884-4c28-a97e-995792daf758</text:p>
          </table:table-cell>
          <table:table-cell office:value-type="float" office:value="0" calcext:value-type="float">
            <text:p>0</text:p>
          </table:table-cell>
          <table:table-cell office:value-type="float" office:value="0.144876957030851" calcext:value-type="float">
            <text:p>0.1448769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6e45262-412b-44ea-a0ae-0f08c5090eb0</text:p>
          </table:table-cell>
          <table:table-cell office:value-type="float" office:value="0" calcext:value-type="float">
            <text:p>0</text:p>
          </table:table-cell>
          <table:table-cell office:value-type="float" office:value="0.161728901437686" calcext:value-type="float">
            <text:p>0.161728901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5f606ff-840f-4bf1-8d21-94654056f9a2</text:p>
          </table:table-cell>
          <table:table-cell office:value-type="float" office:value="0" calcext:value-type="float">
            <text:p>0</text:p>
          </table:table-cell>
          <table:table-cell office:value-type="float" office:value="0.300557436221796" calcext:value-type="float">
            <text:p>0.30055743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b55b267-ccd2-4e79-bbbb-9a7e0a47f018</text:p>
          </table:table-cell>
          <table:table-cell office:value-type="float" office:value="0" calcext:value-type="float">
            <text:p>0</text:p>
          </table:table-cell>
          <table:table-cell office:value-type="float" office:value="0.589408667131886" calcext:value-type="float">
            <text:p>0.58940866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9c95758-9c86-4111-9ee6-817d8ed04e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306479360474" calcext:value-type="float">
            <text:p>0.102306479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d5e332e-b509-4b1d-a198-813c801ebf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982085561078" calcext:value-type="float">
            <text:p>0.11098208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5141495-293a-4201-bbf8-5cc7026aedb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103942796075" calcext:value-type="float">
            <text:p>0.12710394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e27dbc-00e2-4d25-8569-347e2458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598678945262" calcext:value-type="float">
            <text:p>0.307598678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7c420df-44b9-436c-bf76-3f57cc22bc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121481926104" calcext:value-type="float">
            <text:p>0.10912148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62a399-0570-44f2-84ee-842f4099efe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6820305270106" calcext:value-type="float">
            <text:p>0.1268203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14888ac-8946-4301-b127-56d5d196399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781914312521" calcext:value-type="float">
            <text:p>0.0763781914</text:p>
          </table:table-cell>
          <table:table-cell office:value-type="float" office:value="0.227259952728014" calcext:value-type="float">
            <text:p>0.22725995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0f30687-fd6a-49d1-9d2b-6892bdaba9d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8751011728455" calcext:value-type="float">
            <text:p>0.11875101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4d48fa3-cb44-463e-8d58-61e62523347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0575274909463" calcext:value-type="float">
            <text:p>0.12057527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2ea664b-8bdc-40fb-b0a3-4648c5e83d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1773016899067" calcext:value-type="float">
            <text:p>0.13177301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9ecdf93-ac23-4d3e-8ecb-318506513975</text:p>
          </table:table-cell>
          <table:table-cell office:value-type="float" office:value="0" calcext:value-type="float">
            <text:p>0</text:p>
          </table:table-cell>
          <table:table-cell office:value-type="float" office:value="0.038324354657688" calcext:value-type="float">
            <text:p>0.0383243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253925385762" calcext:value-type="float">
            <text:p>0.21325392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ae9ed72-e27b-4eff-9c6e-d789b164c3f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5210084033613" calcext:value-type="float">
            <text:p>0.0225210084</text:p>
          </table:table-cell>
          <table:table-cell office:value-type="float" office:value="0.229005750466056" calcext:value-type="float">
            <text:p>0.22900575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71ed618-e17a-4d9a-9b2e-f661e9e265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4755514760017" calcext:value-type="float">
            <text:p>0.26475551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b65b21-5397-43fb-bf14-dc32f83e5f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9569058392588" calcext:value-type="float">
            <text:p>0.0439569058</text:p>
          </table:table-cell>
          <table:table-cell office:value-type="float" office:value="0.33485407732696" calcext:value-type="float">
            <text:p>0.33485407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8e8225c-29a9-44fe-8e7e-f763856dbd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272447786131997" calcext:value-type="float">
            <text:p>0.02724477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4d86199-af1e-4047-8d7e-3e4c340a78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0239898989899" calcext:value-type="float">
            <text:p>0.2302398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02916af-7774-44bf-8fe1-a957645f7f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7142857142857" calcext:value-type="float">
            <text:p>0.25714285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724e2ab-4922-4d46-9007-53b1531488b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7142857142857" calcext:value-type="float">
            <text:p>0.25714285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b95f51d-ccc2-4117-b86b-4e8db749c38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0175517-36cb-427b-bca8-3e8f512d3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7142857142857" calcext:value-type="float">
            <text:p>0.35714285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821173-3bc0-4229-9552-5a6dabb76b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49478f2-a0da-4507-8308-1745e16282c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24908424908425" calcext:value-type="float">
            <text:p>0.82490842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d8d5be8-7440-42b4-aa40-27953374f77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3235294117647" calcext:value-type="float">
            <text:p>0.11323529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af98c3-aa68-432e-b907-0e586bf8d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05984848484848" calcext:value-type="float">
            <text:p>0.2059848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3641010-2554-4ad3-b20a-be4e7af9357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0398444496189" calcext:value-type="float">
            <text:p>0.0950398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6041214332623" calcext:value-type="float">
            <text:p>0.22604121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0cbed76-445b-4d17-a6a0-ede71ce855a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9704921909592" calcext:value-type="float">
            <text:p>0.2297049219</text:p>
          </table:table-cell>
          <table:table-cell office:value-type="float" office:value="0" calcext:value-type="float">
            <text:p>0</text:p>
          </table:table-cell>
          <table:table-cell office:value-type="float" office:value="0.104421286316023" calcext:value-type="float">
            <text:p>0.10442128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998bfaf-c58a-4a47-96e7-c07e3a4dc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5251559156358" calcext:value-type="float">
            <text:p>0.25525155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ee060f6-1473-4f05-8da6-a74e771968f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7926809605736" calcext:value-type="float">
            <text:p>0.25792680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9eff7b6-ef6c-40f7-98fb-bcdb56122b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5079365079365" calcext:value-type="float">
            <text:p>0.2650793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fs1|12194-00001</text:p>
          </table:table-cell>
          <table:table-cell office:value-type="string" calcext:value-type="string">
            <text:p>Pb_77_length_63987_cov_41.9447_ID_153</text:p>
          </table:table-cell>
          <table:table-cell office:value-type="float" office:value="49310" calcext:value-type="float">
            <text:p>49310</text:p>
          </table:table-cell>
          <table:table-cell office:value-type="float" office:value="50186" calcext:value-type="float">
            <text:p>50186</text:p>
          </table:table-cell>
          <table:table-cell office:value-type="string" calcext:value-type="string">
            <text:p>+</text:p>
          </table:table-cell>
          <table:table-cell office:value-type="float" office:value="291" calcext:value-type="float">
            <text:p>291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actb2</text:p>
          </table:table-cell>
          <table:table-cell office:value-type="string" calcext:value-type="string">
            <text:p>Endoribonuclease LACTB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0e8f897-fc0c-4910-98cd-1ef34f8ec9d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24317471835992" calcext:value-type="float">
            <text:p>0.3243174718</text:p>
          </table:table-cell>
          <table:table-cell office:value-type="float" office:value="0" calcext:value-type="float">
            <text:p>0</text:p>
          </table:table-cell>
          <table:table-cell office:value-type="float" office:value="0.427693596547682" calcext:value-type="float">
            <text:p>0.4276935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4741-00001</text:p>
          </table:table-cell>
          <table:table-cell office:value-type="string" calcext:value-type="string">
            <text:p>Pb_2212_length_1894_cov_115.374_ID_4423</text:p>
          </table:table-cell>
          <table:table-cell office:value-type="float" office:value="486" calcext:value-type="float">
            <text:p>486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e969d24-01f3-4d74-a63b-b8e0384412a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15305440357962" calcext:value-type="float">
            <text:p>0.5153054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fs1|2999-00001</text:p>
          </table:table-cell>
          <table:table-cell office:value-type="string" calcext:value-type="string">
            <text:p>Pb_1729_length_2516_cov_20.995_ID_3457</text:p>
          </table:table-cell>
          <table:table-cell office:value-type="float" office:value="951" calcext:value-type="float">
            <text:p>95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+</text:p>
          </table:table-cell>
          <table:table-cell office:value-type="float" office:value="221" calcext:value-type="float">
            <text:p>22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ignalP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d00488-12d6-421c-bc54-a170b700f4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41138749481274" calcext:value-type="float">
            <text:p>0.0341138749</text:p>
          </table:table-cell>
          <table:table-cell office:value-type="float" office:value="0.102668576521518" calcext:value-type="float">
            <text:p>0.1026685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fs1|279-00001</text:p>
          </table:table-cell>
          <table:table-cell office:value-type="string" calcext:value-type="string">
            <text:p>Pb_106_length_56869_cov_38.5809_ID_211</text:p>
          </table:table-cell>
          <table:table-cell office:value-type="float" office:value="46238" calcext:value-type="float">
            <text:p>46238</text:p>
          </table:table-cell>
          <table:table-cell office:value-type="float" office:value="46955" calcext:value-type="float">
            <text:p>46955</text:p>
          </table:table-cell>
          <table:table-cell office:value-type="string" calcext:value-type="string">
            <text:p>+</text:p>
          </table:table-cell>
          <table:table-cell office:value-type="float" office:value="238" calcext:value-type="float">
            <text:p>238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bsaA</text:p>
          </table:table-cell>
          <table:table-cell office:value-type="string" calcext:value-type="string">
            <text:p>Glutathione peroxidase homolog BsaA</text:p>
          </table:table-cell>
          <table:table-cell office:value-type="string" calcext:value-type="string">
            <text:p>GO:0004602|GO:0006979|GO:00551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4c4654c-f31b-44d8-be31-51f0dbd0f4a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5254490407552" calcext:value-type="float">
            <text:p>0.115254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fs1|3746-00001</text:p>
          </table:table-cell>
          <table:table-cell office:value-type="string" calcext:value-type="string">
            <text:p>Pb_194_length_42103_cov_34.5774_ID_387</text:p>
          </table:table-cell>
          <table:table-cell office:value-type="float" office:value="14456" calcext:value-type="float">
            <text:p>14456</text:p>
          </table:table-cell>
          <table:table-cell office:value-type="float" office:value="16191" calcext:value-type="float">
            <text:p>16191</text:p>
          </table:table-cell>
          <table:table-cell office:value-type="string" calcext:value-type="string">
            <text:p>+</text:p>
          </table:table-cell>
          <table:table-cell office:value-type="float" office:value="485" calcext:value-type="float">
            <text:p>48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GCR8</text:p>
          </table:table-cell>
          <table:table-cell office:value-type="string" calcext:value-type="string">
            <text:p>Microprocessor complex subunit DGCR8</text:p>
          </table:table-cell>
          <table:table-cell office:value-type="string" calcext:value-type="string">
            <text:p>GO:00055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71992aa-af8c-48cb-862e-6dbee2df0e2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6978501448426" calcext:value-type="float">
            <text:p>0.1169785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fs1|1576-00001</text:p>
          </table:table-cell>
          <table:table-cell office:value-type="string" calcext:value-type="string">
            <text:p>Pb_135_length_50661_cov_36.6937_ID_269</text:p>
          </table:table-cell>
          <table:table-cell office:value-type="float" office:value="24117" calcext:value-type="float">
            <text:p>24117</text:p>
          </table:table-cell>
          <table:table-cell office:value-type="float" office:value="25269" calcext:value-type="float">
            <text:p>25269</text:p>
          </table:table-cell>
          <table:table-cell office:value-type="string" calcext:value-type="string">
            <text:p>+</text:p>
          </table:table-cell>
          <table:table-cell office:value-type="float" office:value="383" calcext:value-type="float">
            <text:p>383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v1g160387</text:p>
          </table:table-cell>
          <table:table-cell office:value-type="string" calcext:value-type="string">
            <text:p>Probable lysosomal cobalamin transport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2959936-a562-4f33-b102-917adfbf1b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7302407398055" calcext:value-type="float">
            <text:p>0.1173024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fs1|5409-00001</text:p>
          </table:table-cell>
          <table:table-cell office:value-type="string" calcext:value-type="string">
            <text:p>Pb_244_length_36199_cov_36.7241_ID_487</text:p>
          </table:table-cell>
          <table:table-cell office:value-type="float" office:value="1950" calcext:value-type="float">
            <text:p>1950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LDH10A9</text:p>
          </table:table-cell>
          <table:table-cell office:value-type="string" calcext:value-type="string">
            <text:p>Betaine aldehyde dehydrogenase 2; mitochondrial</text:p>
          </table:table-cell>
          <table:table-cell office:value-type="string" calcext:value-type="string">
            <text:p>GO:0008152|GO:0016491|GO:00551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8e0700-8307-4441-952c-2f99c8368b6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99914156221929" calcext:value-type="float">
            <text:p>0.1999141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fs1|1904-00001</text:p>
          </table:table-cell>
          <table:table-cell office:value-type="string" calcext:value-type="string">
            <text:p>Pb_143_length_49442_cov_37.5761_ID_285</text:p>
          </table:table-cell>
          <table:table-cell office:value-type="float" office:value="35727" calcext:value-type="float">
            <text:p>35727</text:p>
          </table:table-cell>
          <table:table-cell office:value-type="float" office:value="39555" calcext:value-type="float">
            <text:p>39555</text:p>
          </table:table-cell>
          <table:table-cell office:value-type="string" calcext:value-type="string">
            <text:p>+</text:p>
          </table:table-cell>
          <table:table-cell office:value-type="float" office:value="1231" calcext:value-type="float">
            <text:p>1231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t5g35930</text:p>
          </table:table-cell>
          <table:table-cell office:value-type="string" calcext:value-type="string">
            <text:p>Putative acyl-activating enzyme 19</text:p>
          </table:table-cell>
          <table:table-cell office:value-type="string" calcext:value-type="string">
            <text:p>GO:0003824|GO:000815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f2f1e58-0a54-4f56-b40d-18a10dbf8a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03284809447425" calcext:value-type="float">
            <text:p>0.4032848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fs1|7796-00001</text:p>
          </table:table-cell>
          <table:table-cell office:value-type="string" calcext:value-type="string">
            <text:p>Pb_342_length_22765_cov_36.3962_ID_683</text:p>
          </table:table-cell>
          <table:table-cell office:value-type="float" office:value="7166" calcext:value-type="float">
            <text:p>7166</text:p>
          </table:table-cell>
          <table:table-cell office:value-type="float" office:value="7628" calcext:value-type="float">
            <text:p>7628</text:p>
          </table:table-cell>
          <table:table-cell office:value-type="string" calcext:value-type="string">
            <text:p>-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c0a8d85-39c5-4884-bbf4-cf7e52b161e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3757503001201" calcext:value-type="float">
            <text:p>0.0393757503</text:p>
          </table:table-cell>
          <table:table-cell office:value-type="float" office:value="0" calcext:value-type="float">
            <text:p>0</text:p>
          </table:table-cell>
          <table:table-cell office:value-type="float" office:value="0.675680112605797" calcext:value-type="float">
            <text:p>0.675680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172597244026" calcext:value-type="float">
            <text:p>0.0356172597</text:p>
          </table:table-cell>
          <table:table-cell office:value-type="string" calcext:value-type="string">
            <text:p>pfs1|7263-00001</text:p>
          </table:table-cell>
          <table:table-cell office:value-type="string" calcext:value-type="string">
            <text:p>Pb_3176_length_1200_cov_33.8844_ID_6351</text:p>
          </table:table-cell>
          <table:table-cell office:value-type="float" office:value="80" calcext:value-type="float">
            <text:p>8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+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a7827d1-af4f-4df4-9a1b-6b2e721861f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1254767890062" calcext:value-type="float">
            <text:p>0.1125476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12259-00001</text:p>
          </table:table-cell>
          <table:table-cell office:value-type="string" calcext:value-type="string">
            <text:p>Pb_791_length_6876_cov_23.2279_ID_1581</text:p>
          </table:table-cell>
          <table:table-cell office:value-type="float" office:value="1008" calcext:value-type="float">
            <text:p>1008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+</text:p>
          </table:table-cell>
          <table:table-cell office:value-type="float" office:value="159" calcext:value-type="float">
            <text:p>159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f65ceb7-6313-41b1-8835-4b7b9c81fc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16796536796537" calcext:value-type="float">
            <text:p>0.1167965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13156-00001</text:p>
          </table:table-cell>
          <table:table-cell office:value-type="string" calcext:value-type="string">
            <text:p>Pb_954_length_5270_cov_67.637_ID_1907</text:p>
          </table:table-cell>
          <table:table-cell office:value-type="float" office:value="2854" calcext:value-type="float">
            <text:p>2854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+</text:p>
          </table:table-cell>
          <table:table-cell office:value-type="float" office:value="440" calcext:value-type="float">
            <text:p>440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fe751d4-ab33-4f6f-932f-34c18d4cca0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5870231133389" calcext:value-type="float">
            <text:p>0.125870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6442-00001</text:p>
          </table:table-cell>
          <table:table-cell office:value-type="string" calcext:value-type="string">
            <text:p>Pb_2844_length_1385_cov_23.5723_ID_5687</text:p>
          </table:table-cell>
          <table:table-cell office:value-type="float" office:value="374" calcext:value-type="float">
            <text:p>374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-</text:p>
          </table:table-cell>
          <table:table-cell office:value-type="float" office:value="326" calcext:value-type="float">
            <text:p>326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2dee612-7e73-437e-9577-f35cafdd3e6f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36212121212121" calcext:value-type="float">
            <text:p>0.136212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4836-00001</text:p>
          </table:table-cell>
          <table:table-cell office:value-type="string" calcext:value-type="string">
            <text:p>Pb_224_length_37809_cov_34.8662_ID_447</text:p>
          </table:table-cell>
          <table:table-cell office:value-type="float" office:value="7085" calcext:value-type="float">
            <text:p>7085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+</text:p>
          </table:table-cell>
          <table:table-cell office:value-type="float" office:value="428" calcext:value-type="float">
            <text:p>428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pp40</text:p>
          </table:table-cell>
          <table:table-cell office:value-type="string" calcext:value-type="string">
            <text:p>Ribonuclease P protein subunit p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02ba4ca-6ca9-4055-8d24-47aa51b4f6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30290694141313" calcext:value-type="float">
            <text:p>0.2302906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2504-00001</text:p>
          </table:table-cell>
          <table:table-cell office:value-type="string" calcext:value-type="string">
            <text:p>Pb_159_length_46397_cov_33.8366_ID_317</text:p>
          </table:table-cell>
          <table:table-cell office:value-type="float" office:value="22639" calcext:value-type="float">
            <text:p>22639</text:p>
          </table:table-cell>
          <table:table-cell office:value-type="float" office:value="24610" calcext:value-type="float">
            <text:p>24610</text:p>
          </table:table-cell>
          <table:table-cell office:value-type="string" calcext:value-type="string">
            <text:p>-</text:p>
          </table:table-cell>
          <table:table-cell office:value-type="float" office:value="656" calcext:value-type="float">
            <text:p>656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RTP1_1</text:p>
          </table:table-cell>
          <table:table-cell office:value-type="string" calcext:value-type="string">
            <text:p>Growth hormone-regulated TBC protein 1</text:p>
          </table:table-cell>
          <table:table-cell office:value-type="string" calcext:value-type="string">
            <text:p>GO:0005097|GO:0032313|GO:00055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5818066-9234-4854-abaf-aa77127886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37454495968428" calcext:value-type="float">
            <text:p>0.23745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843-00001</text:p>
          </table:table-cell>
          <table:table-cell office:value-type="string" calcext:value-type="string">
            <text:p>Pb_1192_length_3976_cov_27.059_ID_2383</text:p>
          </table:table-cell>
          <table:table-cell office:value-type="float" office:value="3131" calcext:value-type="float">
            <text:p>3131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+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F27D4.1</text:p>
          </table:table-cell>
          <table:table-cell office:value-type="string" calcext:value-type="string">
            <text:p>Probable electron transfer flavoprotein subunit alpha; mitochondrial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850ce3f-d4ce-41d6-9052-ebc498c9fb6f</text:p>
          </table:table-cell>
          <table:table-cell office:value-type="float" office:value="0" calcext:value-type="float">
            <text:p>0</text:p>
          </table:table-cell>
          <table:table-cell office:value-type="float" office:value="0.0213404028277978" calcext:value-type="float">
            <text:p>0.02134040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3333333333333" calcext:value-type="float">
            <text:p>0.24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fs1|3858-00001</text:p>
          </table:table-cell>
          <table:table-cell office:value-type="string" calcext:value-type="string">
            <text:p>Pb_198_length_41244_cov_30.9466_ID_395</text:p>
          </table:table-cell>
          <table:table-cell office:value-type="float" office:value="26296" calcext:value-type="float">
            <text:p>26296</text:p>
          </table:table-cell>
          <table:table-cell office:value-type="float" office:value="27996" calcext:value-type="float">
            <text:p>27996</text:p>
          </table:table-cell>
          <table:table-cell office:value-type="string" calcext:value-type="string">
            <text:p>+</text:p>
          </table:table-cell>
          <table:table-cell office:value-type="float" office:value="534" calcext:value-type="float">
            <text:p>534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50420e-f088-4873-b047-f7a3d21cf2e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07526647022445" calcext:value-type="float">
            <text:p>0.807526647</text:p>
          </table:table-cell>
          <table:table-cell office:value-type="float" office:value="0" calcext:value-type="float">
            <text:p>0</text:p>
          </table:table-cell>
          <table:table-cell office:value-type="float" office:value="0.195991045991046" calcext:value-type="float">
            <text:p>0.195991046</text:p>
          </table:table-cell>
          <table:table-cell office:value-type="string" calcext:value-type="string">
            <text:p>pfs1|1132-00001</text:p>
          </table:table-cell>
          <table:table-cell office:value-type="string" calcext:value-type="string">
            <text:p>Pb_125_length_52291_cov_35.4051_ID_249</text:p>
          </table:table-cell>
          <table:table-cell office:value-type="float" office:value="4493" calcext:value-type="float">
            <text:p>4493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+</text:p>
          </table:table-cell>
          <table:table-cell office:value-type="float" office:value="209" calcext:value-type="float">
            <text:p>209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44307f-c02e-469b-b391-9d94c44180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8571428571429" calcext:value-type="float">
            <text:p>0.1285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3271-00001</text:p>
          </table:table-cell>
          <table:table-cell office:value-type="string" calcext:value-type="string">
            <text:p>Pb_1807_length_2383_cov_27.2899_ID_3613</text:p>
          </table:table-cell>
          <table:table-cell office:value-type="float" office:value="458" calcext:value-type="float">
            <text:p>458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p1b1_2</text:p>
          </table:table-cell>
          <table:table-cell office:value-type="string" calcext:value-type="string">
            <text:p>AP-1 complex subunit beta</text:p>
          </table:table-cell>
          <table:table-cell office:value-type="string" calcext:value-type="string">
            <text:p>GO:0006886|GO:0016192|GO:00301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be2a2ad-0bbb-499d-8aaa-ff2f167f792f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7633-00001</text:p>
          </table:table-cell>
          <table:table-cell office:value-type="string" calcext:value-type="string">
            <text:p>Pb_334_length_23141_cov_30.504_ID_667</text:p>
          </table:table-cell>
          <table:table-cell office:value-type="float" office:value="9010" calcext:value-type="float">
            <text:p>9010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+</text:p>
          </table:table-cell>
          <table:table-cell office:value-type="float" office:value="349" calcext:value-type="float">
            <text:p>349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7ccbf3c-750e-4aaa-b14c-23adda3a548b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57142857142857" calcext:value-type="float">
            <text:p>0.1571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13352-00001</text:p>
          </table:table-cell>
          <table:table-cell office:value-type="string" calcext:value-type="string">
            <text:p>Pb_991_length_5066_cov_74.5675_ID_1981</text:p>
          </table:table-cell>
          <table:table-cell office:value-type="float" office:value="1523" calcext:value-type="float">
            <text:p>1523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5c38b06-0b8f-4496-8d40-ed113a7de5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57142857142857" calcext:value-type="float">
            <text:p>0.1571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10991-00001</text:p>
          </table:table-cell>
          <table:table-cell office:value-type="string" calcext:value-type="string">
            <text:p>Pb_5_length_158301_cov_37.5637_ID_9</text:p>
          </table:table-cell>
          <table:table-cell office:value-type="float" office:value="8721" calcext:value-type="float">
            <text:p>8721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-</text:p>
          </table:table-cell>
          <table:table-cell office:value-type="float" office:value="566" calcext:value-type="float">
            <text:p>566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s08g0180000</text:p>
          </table:table-cell>
          <table:table-cell office:value-type="string" calcext:value-type="string">
            <text:p>mRNA cap guanine-N7 methyltransferase 1</text:p>
          </table:table-cell>
          <table:table-cell office:value-type="string" calcext:value-type="string">
            <text:p>GO:00055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c69e143-1a5b-4769-95da-c7e73a0426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14285714285714" calcext:value-type="float">
            <text:p>0.3142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1228-00001</text:p>
          </table:table-cell>
          <table:table-cell office:value-type="string" calcext:value-type="string">
            <text:p>Pb_127_length_51950_cov_36.7034_ID_253</text:p>
          </table:table-cell>
          <table:table-cell office:value-type="float" office:value="45055" calcext:value-type="float">
            <text:p>45055</text:p>
          </table:table-cell>
          <table:table-cell office:value-type="float" office:value="45914" calcext:value-type="float">
            <text:p>45914</text:p>
          </table:table-cell>
          <table:table-cell office:value-type="string" calcext:value-type="string">
            <text:p>+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d51a77-4943-4ad4-9ab0-9e75b9838e4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49847494553377" calcext:value-type="float">
            <text:p>0.3498474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11459-00001</text:p>
          </table:table-cell>
          <table:table-cell office:value-type="string" calcext:value-type="string">
            <text:p>Pb_667_length_8721_cov_52.9704_ID_1333</text:p>
          </table:table-cell>
          <table:table-cell office:value-type="float" office:value="495" calcext:value-type="float">
            <text:p>49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+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nside repeat reg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1_8</text:p>
          </table:table-cell>
          <table:table-cell office:value-type="string" calcext:value-type="string">
            <text:p>Retrovirus-related Pol polyprotein from transposon RE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fd5bcc7-2846-4db6-90f5-a7a3fef71c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5714285714286" calcext:value-type="float">
            <text:p>0.3857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8122-00001</text:p>
          </table:table-cell>
          <table:table-cell office:value-type="string" calcext:value-type="string">
            <text:p>Pb_35_length_89149_cov_37.4966_ID_69</text:p>
          </table:table-cell>
          <table:table-cell office:value-type="float" office:value="23386" calcext:value-type="float">
            <text:p>23386</text:p>
          </table:table-cell>
          <table:table-cell office:value-type="float" office:value="24235" calcext:value-type="float">
            <text:p>24235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c43e948-05fa-4e53-a007-8a855897d51f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02821171203524" calcext:value-type="float">
            <text:p>0.702821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fs1|2399-00001</text:p>
          </table:table-cell>
          <table:table-cell office:value-type="string" calcext:value-type="string">
            <text:p>Pb_156_length_47238_cov_34.1366_ID_311</text:p>
          </table:table-cell>
          <table:table-cell office:value-type="float" office:value="373" calcext:value-type="float">
            <text:p>373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-</text:p>
          </table:table-cell>
          <table:table-cell office:value-type="float" office:value="349" calcext:value-type="float">
            <text:p>349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16651dc-e862-4288-b9ab-2dff1de7ae7b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8571428571429" calcext:value-type="float">
            <text:p>0.2285714286</text:p>
          </table:table-cell>
          <table:table-cell office:value-type="string" calcext:value-type="string">
            <text:p>pfs1|11755-00001</text:p>
          </table:table-cell>
          <table:table-cell office:value-type="string" calcext:value-type="string">
            <text:p>Pb_704_length_8248_cov_65.7748_ID_1407</text:p>
          </table:table-cell>
          <table:table-cell office:value-type="float" office:value="555" calcext:value-type="float">
            <text:p>555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+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nside repeat region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e260977-731b-4e48-9eb1-4ae87bd5aeb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85714285714286" calcext:value-type="float">
            <text:p>0.0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57142857142857" calcext:value-type="float">
            <text:p>0.2571428571</text:p>
          </table:table-cell>
          <table:table-cell office:value-type="string" calcext:value-type="string">
            <text:p>pfs1|623-00001</text:p>
          </table:table-cell>
          <table:table-cell office:value-type="string" calcext:value-type="string">
            <text:p>Pb_113_length_54746_cov_33.5477_ID_225</text:p>
          </table:table-cell>
          <table:table-cell office:value-type="float" office:value="14776" calcext:value-type="float">
            <text:p>14776</text:p>
          </table:table-cell>
          <table:table-cell office:value-type="float" office:value="19255" calcext:value-type="float">
            <text:p>19255</text:p>
          </table:table-cell>
          <table:table-cell office:value-type="string" calcext:value-type="string">
            <text:p>-</text:p>
          </table:table-cell>
          <table:table-cell office:value-type="float" office:value="1492" calcext:value-type="float">
            <text:p>1492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I-K</text:p>
          </table:table-cell>
          <table:table-cell office:value-type="string" calcext:value-type="string">
            <text:p>Myosin-17</text:p>
          </table:table-cell>
          <table:table-cell office:value-type="string" calcext:value-type="string">
            <text:p>GO:0003774|GO:0005524|GO:0016459|GO:0005515|GO:004687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1da11e9-e718-4060-9000-137837e738f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28571428571429" calcext:value-type="float">
            <text:p>0.0428571429</text:p>
          </table:table-cell>
          <table:table-cell office:value-type="float" office:value="0" calcext:value-type="float">
            <text:p>0</text:p>
          </table:table-cell>
          <table:table-cell office:value-type="float" office:value="0.271428571428571" calcext:value-type="float">
            <text:p>0.2714285714</text:p>
          </table:table-cell>
          <table:table-cell office:value-type="string" calcext:value-type="string">
            <text:p>pfs1|9925-00001</text:p>
          </table:table-cell>
          <table:table-cell office:value-type="string" calcext:value-type="string">
            <text:p>Pb_482_length_14303_cov_32.6249_ID_963</text:p>
          </table:table-cell>
          <table:table-cell office:value-type="float" office:value="12926" calcext:value-type="float">
            <text:p>12926</text:p>
          </table:table-cell>
          <table:table-cell office:value-type="float" office:value="13519" calcext:value-type="float">
            <text:p>13519</text:p>
          </table:table-cell>
          <table:table-cell office:value-type="string" calcext:value-type="string">
            <text:p>+</text:p>
          </table:table-cell>
          <table:table-cell office:value-type="float" office:value="165" calcext:value-type="float">
            <text:p>165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f00ff95-a0aa-4ef7-b857-a1ef1acf6d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89348370927318" calcext:value-type="float">
            <text:p>0.2893483709</text:p>
          </table:table-cell>
          <table:table-cell office:value-type="string" calcext:value-type="string">
            <text:p>pfs1|12994-00001</text:p>
          </table:table-cell>
          <table:table-cell office:value-type="string" calcext:value-type="string">
            <text:p>Pb_914_length_5603_cov_48.3101_ID_1827</text:p>
          </table:table-cell>
          <table:table-cell office:value-type="float" office:value="3737" calcext:value-type="float">
            <text:p>3737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+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nside repeat region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3d7cf12-8791-49aa-a6d9-137242121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571428571428571" calcext:value-type="float">
            <text:p>0.0571428571</text:p>
          </table:table-cell>
          <table:table-cell office:value-type="float" office:value="0" calcext:value-type="float">
            <text:p>0</text:p>
          </table:table-cell>
          <table:table-cell office:value-type="float" office:value="0.671428571428571" calcext:value-type="float">
            <text:p>0.6714285714</text:p>
          </table:table-cell>
          <table:table-cell office:value-type="string" calcext:value-type="string">
            <text:p>pfs1|3483-00001</text:p>
          </table:table-cell>
          <table:table-cell office:value-type="string" calcext:value-type="string">
            <text:p>Pb_1877_length_2284_cov_62.5948_ID_3753</text:p>
          </table:table-cell>
          <table:table-cell office:value-type="float" office:value="923" calcext:value-type="float">
            <text:p>923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-</text:p>
          </table:table-cell>
          <table:table-cell office:value-type="float" office:value="207" calcext:value-type="float">
            <text:p>207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11fcf0a-3567-49f2-8141-3f50b3f97fa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59449964196205" calcext:value-type="float">
            <text:p>0.0659449964</text:p>
          </table:table-cell>
          <table:table-cell office:value-type="float" office:value="0" calcext:value-type="float">
            <text:p>0</text:p>
          </table:table-cell>
          <table:table-cell office:value-type="float" office:value="0.727875492302184" calcext:value-type="float">
            <text:p>0.7278754923</text:p>
          </table:table-cell>
          <table:table-cell office:value-type="string" calcext:value-type="string">
            <text:p>pfs1|1837-00001</text:p>
          </table:table-cell>
          <table:table-cell office:value-type="string" calcext:value-type="string">
            <text:p>Pb_141_length_49610_cov_36.1678_ID_281</text:p>
          </table:table-cell>
          <table:table-cell office:value-type="float" office:value="39489" calcext:value-type="float">
            <text:p>39489</text:p>
          </table:table-cell>
          <table:table-cell office:value-type="float" office:value="41460" calcext:value-type="float">
            <text:p>41460</text:p>
          </table:table-cell>
          <table:table-cell office:value-type="string" calcext:value-type="string">
            <text:p>+</text:p>
          </table:table-cell>
          <table:table-cell office:value-type="float" office:value="656" calcext:value-type="float">
            <text:p>656</text:p>
          </table:table-cell>
          <table:table-cell/>
          <table:table-cell table:number-columns-repeated="8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9:46:32.255381098</meta:creation-date>
    <dc:date>2018-10-02T15:20:24.651008618</dc:date>
    <meta:editing-duration>PT2H27M55S</meta:editing-duration>
    <meta:editing-cycles>3</meta:editing-cycles>
    <meta:generator>LibreOffice/5.1.6.2$Linux_X86_64 LibreOffice_project/10m0$Build-2</meta:generator>
    <meta:document-statistic meta:table-count="2" meta:cell-count="1917" meta:object-count="0"/>
  </office:meta>
</office:document-meta>
</file>